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9.31mm"/>
    </style:style>
    <style:style style:name="co2" style:family="table-column">
      <style:table-column-properties fo:break-before="auto" style:column-width="21.96mm"/>
    </style:style>
    <style:style style:name="co3" style:family="table-column">
      <style:table-column-properties fo:break-before="auto" style:column-width="26.19mm"/>
    </style:style>
    <style:style style:name="co4" style:family="table-column">
      <style:table-column-properties fo:break-before="auto" style:column-width="21.7mm"/>
    </style:style>
    <style:style style:name="co5" style:family="table-column">
      <style:table-column-properties fo:break-before="auto" style:column-width="20.37mm"/>
    </style:style>
    <style:style style:name="co6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23.81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2.75mm"/>
    </style:style>
    <style:style style:name="co11" style:family="table-column">
      <style:table-column-properties fo:break-before="auto" style:column-width="34.13mm"/>
    </style:style>
    <style:style style:name="co12" style:family="table-column">
      <style:table-column-properties fo:break-before="auto" style:column-width="26.63mm"/>
    </style:style>
    <style:style style:name="co13" style:family="table-column">
      <style:table-column-properties fo:break-before="auto" style:column-width="29.76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11.64mm" fo:break-before="auto" style:use-optimal-row-height="fals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11.11mm" fo:break-before="auto" style:use-optimal-row-height="true"/>
    </style:style>
    <style:style style:name="ro5" style:family="table-row">
      <style:table-row-properties style:row-height="16.93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82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fo:background-color="#d9e1f2" fo:wrap-option="wrap" fo:border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" style:family="table-cell" style:parent-style-name="Default" style:data-style-name="N4">
      <style:table-cell-properties fo:border-bottom="0.06pt solid #000000" fo:border-left="2.01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" style:family="table-cell" style:parent-style-name="Default" style:data-style-name="N4">
      <style:table-cell-properties fo:border-bottom="0.06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" style:family="table-cell" style:parent-style-name="Default" style:data-style-name="N0">
      <style:table-cell-properties fo:background-color="#d9e1f2" fo:border="2.01pt solid #000000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" style:family="table-cell" style:parent-style-name="Default" style:data-style-name="N0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8" style:family="table-cell" style:parent-style-name="Default" style:data-style-name="N0">
      <style:table-cell-properties fo:border-bottom="none" fo:background-color="#d9e1f2" fo:wrap-option="wrap" fo:border-left="2.01pt solid #000000" fo:border-right="2.01pt solid #000000" fo:border-top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9" style:family="table-cell" style:parent-style-name="Default" style:data-style-name="N0">
      <style:table-cell-properties fo:border-bottom="0.06pt solid #000000" fo:border-left="2.01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0" style:family="table-cell" style:parent-style-name="Vírgula" style:data-style-name="N113">
      <style:table-cell-properties fo:background-color="#d9e1f2" fo:wrap-option="wrap" fo:border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1" style:family="table-cell" style:parent-style-name="Vírgula" style:data-style-name="N113">
      <style:table-cell-properties fo:border-bottom="0.06pt solid #000000" fo:border-left="0.06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2" style:family="table-cell" style:parent-style-name="Vírgula" style:data-style-name="N113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3" style:family="table-cell" style:parent-style-name="Vírgula" style:data-style-name="N113">
      <style:table-cell-properties fo:border-bottom="2.01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14" style:family="table-cell" style:parent-style-name="Vírgula" style:data-style-name="N113">
      <style:table-cell-properties fo:border-bottom="2.01pt solid #000000" fo:background-color="#d9e1f2" fo:border-left="none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5" style:family="table-cell" style:parent-style-name="Vírgula" style:data-style-name="N113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16" style:family="table-cell" style:parent-style-name="Vírgula" style:data-style-name="N113">
      <style:table-cell-properties fo:border-bottom="none" fo:background-color="#d9e1f2" fo:wrap-option="wrap" fo:border-left="2.01pt solid #000000" fo:border-right="2.01pt solid #000000" fo:border-top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7" style:family="table-cell" style:parent-style-name="Vírgula" style:data-style-name="N113">
      <style:table-cell-properties fo:background-color="#d9e1f2" style:text-align-source="fix" style:repeat-content="false" fo:wrap-option="wrap" fo:border="2.01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8" style:family="table-cell" style:parent-style-name="Vírgula" style:data-style-name="N113">
      <style:table-cell-properties fo:border-bottom="2.01pt solid #000000" fo:background-color="#d9e1f2" fo:border-left="0.06pt solid #000000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9" style:family="table-cell" style:parent-style-name="Vírgula" style:data-style-name="N113">
      <style:table-cell-properties fo:border-bottom="none" fo:background-color="#d9e1f2" style:text-align-source="fix" style:repeat-content="false" fo:wrap-option="wrap" fo:border-left="2.01pt solid #000000" fo:border-right="2.01pt solid #000000" fo:border-top="2.01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0" style:family="table-cell" style:parent-style-name="Porcentagem" style:data-style-name="N11">
      <style:table-cell-properties fo:border-bottom="0.06pt solid #000000" fo:border-left="0.06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1" style:family="table-cell" style:parent-style-name="Porcentagem" style:data-style-name="N11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2" style:family="table-cell" style:parent-style-name="Porcentagem" style:data-style-name="N11">
      <style:table-cell-properties fo:border-bottom="2.01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3" style:family="table-cell" style:parent-style-name="Porcentagem" style:data-style-name="N11">
      <style:table-cell-properties fo:border-bottom="2.01pt solid #000000" fo:background-color="#d9e1f2" fo:border-left="0.06pt solid #000000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4" style:family="table-cell" style:parent-style-name="Vírgula" style:data-style-name="N110">
      <style:table-cell-properties fo:border-bottom="0.06pt solid #000000" fo:border-left="0.06pt solid #000000" fo:border-right="2.01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5" style:family="table-cell" style:parent-style-name="Vírgula" style:data-style-name="N110">
      <style:table-cell-properties fo:border-bottom="0.06pt solid #000000" fo:border-left="0.06pt solid #000000" fo:border-right="2.01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6" style:family="table-cell" style:parent-style-name="Vírgula" style:data-style-name="N110">
      <style:table-cell-properties fo:border-bottom="2.01pt solid #000000" fo:border-left="0.06pt solid #000000" fo:border-right="2.01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27" style:family="table-cell" style:parent-style-name="Vírgula" style:data-style-name="N110">
      <style:table-cell-properties fo:border-bottom="2.01pt solid #000000" fo:background-color="#d9e1f2" fo:border-left="0.06pt solid #000000" fo:border-right="2.01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8" style:family="table-cell" style:parent-style-name="Default" style:data-style-name="N113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29" style:family="table-cell" style:parent-style-name="Default" style:data-style-name="N0"/>
    <style:style style:name="ce30" style:family="table-cell" style:parent-style-name="Vírgula" style:data-style-name="N110"/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table-column table:style-name="co1" table:default-cell-style-name="ce7"/>
        <table:table-column table:style-name="co2" table:default-cell-style-name="ce15"/>
        <table:table-column table:style-name="co3" table:number-columns-repeated="2" table:default-cell-style-name="ce1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1017" table:default-cell-style-name="ce7"/>
        <table:table-row table:style-name="ro1">
          <table:table-cell table:style-name="ce1" office:value-type="string" calcext:value-type="string">
            <text:p>Arquivo</text:p>
          </table:table-cell>
          <table:table-cell table:style-name="ce10" office:value-type="string" office:string-value="Número Endereços" calcext:value-type="string">
            <text:p>Número Endereços </text:p>
          </table:table-cell>
          <table:table-cell table:style-name="ce17" office:value-type="string" office:string-value="Qtde EB(bits)" calcext:value-type="string">
            <text:p>Qtde EB(bits) </text:p>
          </table:table-cell>
          <table:table-cell table:style-name="ce17" office:value-type="string" office:string-value="Qtde Normal(bits)" calcext:value-type="string">
            <text:p>Qtde Normal(bits) </text:p>
          </table:table-cell>
          <table:table-cell table:style-name="ce1" office:value-type="string" calcext:value-type="string">
            <text:p>Percentual</text:p>
          </table:table-cell>
          <table:table-cell table:style-name="ce1" office:value-type="string" calcext:value-type="string">
            <text:p>Média por Endereço</text:p>
          </table:table-cell>
          <table:table-cell>
            <draw:frame table:end-cell-address="Planilha1.P14" table:end-x="12.54mm" table:end-y="2.71mm" draw:z-index="0" draw:name="Gráfico 1" draw:style-name="gr1" svg:width="181.19mm" svg:height="75.99mm" svg:x="6.24mm" svg:y="5.03mm">
              <loext:p draw:notify-on-update-of-ranges="Planilha1.A2:Planilha1.A37 Planilha1.C1:Planilha1.C1 Planilha1.C2:Planilha1.C37 Planilha1.D1:Planilha1.D1 Planilha1.D2:Planilha1.D3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cl1_1k</text:p>
          </table:table-cell>
          <table:table-cell table:style-name="ce11" office:value-type="float" office:value="3764" calcext:value-type="float">
            <text:p>3764 </text:p>
          </table:table-cell>
          <table:table-cell table:style-name="ce11" office:value-type="float" office:value="110162" calcext:value-type="float">
            <text:p>110162 </text:p>
          </table:table-cell>
          <table:table-cell table:style-name="ce11" office:value-type="float" office:value="117337" calcext:value-type="float">
            <text:p>117337 </text:p>
          </table:table-cell>
          <table:table-cell table:style-name="ce20" table:formula="of:=[.D2]/[.C2]-1" office:value-type="percentage" office:value="0.0651313520088597" calcext:value-type="percentage">
            <text:p>6,51%</text:p>
          </table:table-cell>
          <table:table-cell table:style-name="ce24" table:formula="of:=([.D2]-[.C2])/[.B2]" office:value-type="float" office:value="1.90621679064825" calcext:value-type="float">
            <text:p>1,91 </text:p>
          </table:table-cell>
          <table:table-cell table:style-name="ce28"/>
          <table:table-cell table:number-columns-repeated="1017"/>
        </table:table-row>
        <table:table-row table:style-name="ro2">
          <table:table-cell table:style-name="ce3" office:value-type="string" calcext:value-type="string">
            <text:p>acl1_10k</text:p>
          </table:table-cell>
          <table:table-cell table:style-name="ce12" office:value-type="float" office:value="39092" calcext:value-type="float">
            <text:p>39092 </text:p>
          </table:table-cell>
          <table:table-cell table:style-name="ce12" office:value-type="float" office:value="1154671" calcext:value-type="float">
            <text:p>1154671 </text:p>
          </table:table-cell>
          <table:table-cell table:style-name="ce12" office:value-type="float" office:value="1208708" calcext:value-type="float">
            <text:p>1208708 </text:p>
          </table:table-cell>
          <table:table-cell table:style-name="ce21" table:formula="of:=[.D3]/[.C3]-1" office:value-type="percentage" office:value="0.0467986118989738" calcext:value-type="percentage">
            <text:p>4,68%</text:p>
          </table:table-cell>
          <table:table-cell table:style-name="ce25" table:formula="of:=([.D3]-[.C3])/[.B3]" office:value-type="float" office:value="1.3823032845595" calcext:value-type="float">
            <text:p>1,38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1_100k</text:p>
          </table:table-cell>
          <table:table-cell table:style-name="ce12" office:value-type="float" office:value="397272" calcext:value-type="float">
            <text:p>397272 </text:p>
          </table:table-cell>
          <table:table-cell table:style-name="ce12" office:value-type="float" office:value="11776029" calcext:value-type="float">
            <text:p>11776029 </text:p>
          </table:table-cell>
          <table:table-cell table:style-name="ce12" office:value-type="float" office:value="12341996" calcext:value-type="float">
            <text:p>12341996 </text:p>
          </table:table-cell>
          <table:table-cell table:style-name="ce21" table:formula="of:=[.D4]/[.C4]-1" office:value-type="percentage" office:value="0.0480609380292796" calcext:value-type="percentage">
            <text:p>4,81%</text:p>
          </table:table-cell>
          <table:table-cell table:style-name="ce25" table:formula="of:=([.D4]-[.C4])/[.B4]" office:value-type="float" office:value="1.42463350047323" calcext:value-type="float">
            <text:p>1,42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2_1k</text:p>
          </table:table-cell>
          <table:table-cell table:style-name="ce12" office:value-type="float" office:value="3840" calcext:value-type="float">
            <text:p>3840 </text:p>
          </table:table-cell>
          <table:table-cell table:style-name="ce12" office:value-type="float" office:value="92379" calcext:value-type="float">
            <text:p>92379 </text:p>
          </table:table-cell>
          <table:table-cell table:style-name="ce12" office:value-type="float" office:value="111997" calcext:value-type="float">
            <text:p>111997 </text:p>
          </table:table-cell>
          <table:table-cell table:style-name="ce21" table:formula="of:=[.D5]/[.C5]-1" office:value-type="percentage" office:value="0.212364281925546" calcext:value-type="percentage">
            <text:p>21,24%</text:p>
          </table:table-cell>
          <table:table-cell table:style-name="ce25" table:formula="of:=([.D5]-[.C5])/[.B5]" office:value-type="float" office:value="5.10885416666667" calcext:value-type="float">
            <text:p>5,11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2_10k</text:p>
          </table:table-cell>
          <table:table-cell table:style-name="ce12" office:value-type="float" office:value="37900" calcext:value-type="float">
            <text:p>37900 </text:p>
          </table:table-cell>
          <table:table-cell table:style-name="ce12" office:value-type="float" office:value="925947" calcext:value-type="float">
            <text:p>925947 </text:p>
          </table:table-cell>
          <table:table-cell table:style-name="ce12" office:value-type="float" office:value="1120045" calcext:value-type="float">
            <text:p>1120045 </text:p>
          </table:table-cell>
          <table:table-cell table:style-name="ce21" table:formula="of:=[.D6]/[.C6]-1" office:value-type="percentage" office:value="0.209621069024469" calcext:value-type="percentage">
            <text:p>20,96%</text:p>
          </table:table-cell>
          <table:table-cell table:style-name="ce25" table:formula="of:=([.D6]-[.C6])/[.B6]" office:value-type="float" office:value="5.12131926121372" calcext:value-type="float">
            <text:p>5,12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2_100k</text:p>
          </table:table-cell>
          <table:table-cell table:style-name="ce12" office:value-type="float" office:value="300396" calcext:value-type="float">
            <text:p>300396 </text:p>
          </table:table-cell>
          <table:table-cell table:style-name="ce12" office:value-type="float" office:value="7518932" calcext:value-type="float">
            <text:p>7518932 </text:p>
          </table:table-cell>
          <table:table-cell table:style-name="ce12" office:value-type="float" office:value="9052628" calcext:value-type="float">
            <text:p>9052628 </text:p>
          </table:table-cell>
          <table:table-cell table:style-name="ce21" table:formula="of:=[.D7]/[.C7]-1" office:value-type="percentage" office:value="0.203977905372731" calcext:value-type="percentage">
            <text:p>20,40%</text:p>
          </table:table-cell>
          <table:table-cell table:style-name="ce25" table:formula="of:=([.D7]-[.C7])/[.B7]" office:value-type="float" office:value="5.1055806335637" calcext:value-type="float">
            <text:p>5,11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3_1k</text:p>
          </table:table-cell>
          <table:table-cell table:style-name="ce12" office:value-type="float" office:value="3956" calcext:value-type="float">
            <text:p>3956 </text:p>
          </table:table-cell>
          <table:table-cell table:style-name="ce12" office:value-type="float" office:value="107634" calcext:value-type="float">
            <text:p>107634 </text:p>
          </table:table-cell>
          <table:table-cell table:style-name="ce12" office:value-type="float" office:value="116483" calcext:value-type="float">
            <text:p>116483 </text:p>
          </table:table-cell>
          <table:table-cell table:style-name="ce21" table:formula="of:=[.D8]/[.C8]-1" office:value-type="percentage" office:value="0.0822137986138209" calcext:value-type="percentage">
            <text:p>8,22%</text:p>
          </table:table-cell>
          <table:table-cell table:style-name="ce25" table:formula="of:=([.D8]-[.C8])/[.B8]" office:value-type="float" office:value="2.23685540950455" calcext:value-type="float">
            <text:p>2,24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3_10k</text:p>
          </table:table-cell>
          <table:table-cell table:style-name="ce12" office:value-type="float" office:value="37672" calcext:value-type="float">
            <text:p>37672 </text:p>
          </table:table-cell>
          <table:table-cell table:style-name="ce12" office:value-type="float" office:value="1017018" calcext:value-type="float">
            <text:p>1017018 </text:p>
          </table:table-cell>
          <table:table-cell table:style-name="ce12" office:value-type="float" office:value="1114259" calcext:value-type="float">
            <text:p>1114259 </text:p>
          </table:table-cell>
          <table:table-cell table:style-name="ce21" table:formula="of:=[.D9]/[.C9]-1" office:value-type="percentage" office:value="0.0956138436094542" calcext:value-type="percentage">
            <text:p>9,56%</text:p>
          </table:table-cell>
          <table:table-cell table:style-name="ce25" table:formula="of:=([.D9]-[.C9])/[.B9]" office:value-type="float" office:value="2.5812539817371" calcext:value-type="float">
            <text:p>2,58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3_100k</text:p>
          </table:table-cell>
          <table:table-cell table:style-name="ce12" office:value-type="float" office:value="397920" calcext:value-type="float">
            <text:p>397920 </text:p>
          </table:table-cell>
          <table:table-cell table:style-name="ce12" office:value-type="float" office:value="10742042" calcext:value-type="float">
            <text:p>10742042 </text:p>
          </table:table-cell>
          <table:table-cell table:style-name="ce12" office:value-type="float" office:value="11725325" calcext:value-type="float">
            <text:p>11725325 </text:p>
          </table:table-cell>
          <table:table-cell table:style-name="ce21" table:formula="of:=[.D10]/[.C10]-1" office:value-type="percentage" office:value="0.0915359481930902" calcext:value-type="percentage">
            <text:p>9,15%</text:p>
          </table:table-cell>
          <table:table-cell table:style-name="ce25" table:formula="of:=([.D10]-[.C10])/[.B10]" office:value-type="float" office:value="2.47105699638118" calcext:value-type="float">
            <text:p>2,47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4_1k</text:p>
          </table:table-cell>
          <table:table-cell table:style-name="ce12" office:value-type="float" office:value="3956" calcext:value-type="float">
            <text:p>3956 </text:p>
          </table:table-cell>
          <table:table-cell table:style-name="ce12" office:value-type="float" office:value="102460" calcext:value-type="float">
            <text:p>102460 </text:p>
          </table:table-cell>
          <table:table-cell table:style-name="ce12" office:value-type="float" office:value="113940" calcext:value-type="float">
            <text:p>113940 </text:p>
          </table:table-cell>
          <table:table-cell table:style-name="ce21" table:formula="of:=[.D11]/[.C11]-1" office:value-type="percentage" office:value="0.112043724380246" calcext:value-type="percentage">
            <text:p>11,20%</text:p>
          </table:table-cell>
          <table:table-cell table:style-name="ce25" table:formula="of:=([.D11]-[.C11])/[.B11]" office:value-type="float" office:value="2.90192113245703" calcext:value-type="float">
            <text:p>2,90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4_10k</text:p>
          </table:table-cell>
          <table:table-cell table:style-name="ce12" office:value-type="float" office:value="38360" calcext:value-type="float">
            <text:p>38360 </text:p>
          </table:table-cell>
          <table:table-cell table:style-name="ce12" office:value-type="float" office:value="1029452" calcext:value-type="float">
            <text:p>1029452 </text:p>
          </table:table-cell>
          <table:table-cell table:style-name="ce12" office:value-type="float" office:value="1136335" calcext:value-type="float">
            <text:p>1136335 </text:p>
          </table:table-cell>
          <table:table-cell table:style-name="ce21" table:formula="of:=[.D12]/[.C12]-1" office:value-type="percentage" office:value="0.103825141920167" calcext:value-type="percentage">
            <text:p>10,38%</text:p>
          </table:table-cell>
          <table:table-cell table:style-name="ce25" table:formula="of:=([.D12]-[.C12])/[.B12]" office:value-type="float" office:value="2.78631386861314" calcext:value-type="float">
            <text:p>2,79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4_100k</text:p>
          </table:table-cell>
          <table:table-cell table:style-name="ce12" office:value-type="float" office:value="396204" calcext:value-type="float">
            <text:p>396204 </text:p>
          </table:table-cell>
          <table:table-cell table:style-name="ce12" office:value-type="float" office:value="10776680" calcext:value-type="float">
            <text:p>10776680 </text:p>
          </table:table-cell>
          <table:table-cell table:style-name="ce12" office:value-type="float" office:value="11810560" calcext:value-type="float">
            <text:p>11810560 </text:p>
          </table:table-cell>
          <table:table-cell table:style-name="ce21" table:formula="of:=[.D13]/[.C13]-1" office:value-type="percentage" office:value="0.0959367820144981" calcext:value-type="percentage">
            <text:p>9,59%</text:p>
          </table:table-cell>
          <table:table-cell table:style-name="ce25" table:formula="of:=([.D13]-[.C13])/[.B13]" office:value-type="float" office:value="2.60946381157182" calcext:value-type="float">
            <text:p>2,61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5_1k</text:p>
          </table:table-cell>
          <table:table-cell table:style-name="ce12" office:value-type="float" office:value="3728" calcext:value-type="float">
            <text:p>3728 </text:p>
          </table:table-cell>
          <table:table-cell table:style-name="ce12" office:value-type="float" office:value="103770" calcext:value-type="float">
            <text:p>103770 </text:p>
          </table:table-cell>
          <table:table-cell table:style-name="ce12" office:value-type="float" office:value="106900" calcext:value-type="float">
            <text:p>106900 </text:p>
          </table:table-cell>
          <table:table-cell table:style-name="ce21" table:formula="of:=[.D14]/[.C14]-1" office:value-type="percentage" office:value="0.0301628601715331" calcext:value-type="percentage">
            <text:p>3,02%</text:p>
          </table:table-cell>
          <table:table-cell table:style-name="ce25" table:formula="of:=([.D14]-[.C14])/[.B14]" office:value-type="float" office:value="0.839592274678112" calcext:value-type="float">
            <text:p>0,84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5_10k</text:p>
          </table:table-cell>
          <table:table-cell table:style-name="ce12" office:value-type="float" office:value="29188" calcext:value-type="float">
            <text:p>29188 </text:p>
          </table:table-cell>
          <table:table-cell table:style-name="ce12" office:value-type="float" office:value="878034" calcext:value-type="float">
            <text:p>878034 </text:p>
          </table:table-cell>
          <table:table-cell table:style-name="ce12" office:value-type="float" office:value="909920" calcext:value-type="float">
            <text:p>909920 </text:p>
          </table:table-cell>
          <table:table-cell table:style-name="ce21" table:formula="of:=[.D15]/[.C15]-1" office:value-type="percentage" office:value="0.0363152224173551" calcext:value-type="percentage">
            <text:p>3,63%</text:p>
          </table:table-cell>
          <table:table-cell table:style-name="ce25" table:formula="of:=([.D15]-[.C15])/[.B15]" office:value-type="float" office:value="1.09243524736193" calcext:value-type="float">
            <text:p>1,09 </text:p>
          </table:table-cell>
          <table:table-cell>
            <draw:frame table:end-cell-address="Planilha1.P33" table:end-x="12.17mm" table:end-y="0.69mm" draw:z-index="1" draw:name="Gráfico 2" draw:style-name="gr1" svg:width="179.92mm" svg:height="97.68mm" svg:x="7.14mm" svg:y="0.9mm">
              <loext:p draw:notify-on-update-of-ranges="Planilha1.A2:Planilha1.A37 Planilha1.E1:Planilha1.E1 Planilha1.E2:Planilha1.E37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acl5_100k</text:p>
          </table:table-cell>
          <table:table-cell table:style-name="ce12" office:value-type="float" office:value="392716" calcext:value-type="float">
            <text:p>392716 </text:p>
          </table:table-cell>
          <table:table-cell table:style-name="ce12" office:value-type="float" office:value="11862394" calcext:value-type="float">
            <text:p>11862394 </text:p>
          </table:table-cell>
          <table:table-cell table:style-name="ce12" office:value-type="float" office:value="12175364" calcext:value-type="float">
            <text:p>12175364 </text:p>
          </table:table-cell>
          <table:table-cell table:style-name="ce21" table:formula="of:=[.D16]/[.C16]-1" office:value-type="percentage" office:value="0.0263833759020313" calcext:value-type="percentage">
            <text:p>2,64%</text:p>
          </table:table-cell>
          <table:table-cell table:style-name="ce25" table:formula="of:=([.D16]-[.C16])/[.B16]" office:value-type="float" office:value="0.796937226901883" calcext:value-type="float">
            <text:p>0,80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w1_1k</text:p>
          </table:table-cell>
          <table:table-cell table:style-name="ce12" office:value-type="float" office:value="3424" calcext:value-type="float">
            <text:p>3424 </text:p>
          </table:table-cell>
          <table:table-cell table:style-name="ce12" office:value-type="float" office:value="75279" calcext:value-type="float">
            <text:p>75279 </text:p>
          </table:table-cell>
          <table:table-cell table:style-name="ce12" office:value-type="float" office:value="86877" calcext:value-type="float">
            <text:p>86877 </text:p>
          </table:table-cell>
          <table:table-cell table:style-name="ce21" table:formula="of:=[.D17]/[.C17]-1" office:value-type="percentage" office:value="0.154066871238991" calcext:value-type="percentage">
            <text:p>15,41%</text:p>
          </table:table-cell>
          <table:table-cell table:style-name="ce25" table:formula="of:=([.D17]-[.C17])/[.B17]" office:value-type="float" office:value="3.38726635514019" calcext:value-type="float">
            <text:p>3,39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w1_10k</text:p>
          </table:table-cell>
          <table:table-cell table:style-name="ce12" office:value-type="float" office:value="37512" calcext:value-type="float">
            <text:p>37512 </text:p>
          </table:table-cell>
          <table:table-cell table:style-name="ce12" office:value-type="float" office:value="843120" calcext:value-type="float">
            <text:p>843120 </text:p>
          </table:table-cell>
          <table:table-cell table:style-name="ce12" office:value-type="float" office:value="952787" calcext:value-type="float">
            <text:p>952787 </text:p>
          </table:table-cell>
          <table:table-cell table:style-name="ce21" table:formula="of:=[.D18]/[.C18]-1" office:value-type="percentage" office:value="0.130072824746181" calcext:value-type="percentage">
            <text:p>13,01%</text:p>
          </table:table-cell>
          <table:table-cell table:style-name="ce25" table:formula="of:=([.D18]-[.C18])/[.B18]" office:value-type="float" office:value="2.92351780763489" calcext:value-type="float">
            <text:p>2,92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w1_100k</text:p>
          </table:table-cell>
          <table:table-cell table:style-name="ce12" office:value-type="float" office:value="352320" calcext:value-type="float">
            <text:p>352320 </text:p>
          </table:table-cell>
          <table:table-cell table:style-name="ce12" office:value-type="float" office:value="8101409" calcext:value-type="float">
            <text:p>8101409 </text:p>
          </table:table-cell>
          <table:table-cell table:style-name="ce12" office:value-type="float" office:value="9019880" calcext:value-type="float">
            <text:p>9019880 </text:p>
          </table:table-cell>
          <table:table-cell table:style-name="ce21" table:formula="of:=[.D19]/[.C19]-1" office:value-type="percentage" office:value="0.113371760393779" calcext:value-type="percentage">
            <text:p>11,34%</text:p>
          </table:table-cell>
          <table:table-cell table:style-name="ce25" table:formula="of:=([.D19]-[.C19])/[.B19]" office:value-type="float" office:value="2.60692268392371" calcext:value-type="float">
            <text:p>2,61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w2_1k</text:p>
          </table:table-cell>
          <table:table-cell table:style-name="ce12" office:value-type="float" office:value="3880" calcext:value-type="float">
            <text:p>3880 </text:p>
          </table:table-cell>
          <table:table-cell table:style-name="ce12" office:value-type="float" office:value="71376" calcext:value-type="float">
            <text:p>71376 </text:p>
          </table:table-cell>
          <table:table-cell table:style-name="ce12" office:value-type="float" office:value="98539" calcext:value-type="float">
            <text:p>98539 </text:p>
          </table:table-cell>
          <table:table-cell table:style-name="ce21" table:formula="of:=[.D20]/[.C20]-1" office:value-type="percentage" office:value="0.380562093700964" calcext:value-type="percentage">
            <text:p>38,06%</text:p>
          </table:table-cell>
          <table:table-cell table:style-name="ce25" table:formula="of:=([.D20]-[.C20])/[.B20]" office:value-type="float" office:value="7.00077319587629" calcext:value-type="float">
            <text:p>7,00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w2_10k</text:p>
          </table:table-cell>
          <table:table-cell table:style-name="ce12" office:value-type="float" office:value="38616" calcext:value-type="float">
            <text:p>38616 </text:p>
          </table:table-cell>
          <table:table-cell table:style-name="ce12" office:value-type="float" office:value="735252" calcext:value-type="float">
            <text:p>735252 </text:p>
          </table:table-cell>
          <table:table-cell table:style-name="ce12" office:value-type="float" office:value="1008630" calcext:value-type="float">
            <text:p>1008630 </text:p>
          </table:table-cell>
          <table:table-cell table:style-name="ce21" table:formula="of:=[.D21]/[.C21]-1" office:value-type="percentage" office:value="0.371815377584828" calcext:value-type="percentage">
            <text:p>37,18%</text:p>
          </table:table-cell>
          <table:table-cell table:style-name="ce25" table:formula="of:=([.D21]-[.C21])/[.B21]" office:value-type="float" office:value="7.07939714108142" calcext:value-type="float">
            <text:p>7,08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w2_100k</text:p>
          </table:table-cell>
          <table:table-cell table:style-name="ce12" office:value-type="float" office:value="384308" calcext:value-type="float">
            <text:p>384308 </text:p>
          </table:table-cell>
          <table:table-cell table:style-name="ce12" office:value-type="float" office:value="7287230" calcext:value-type="float">
            <text:p>7287230 </text:p>
          </table:table-cell>
          <table:table-cell table:style-name="ce12" office:value-type="float" office:value="10017125" calcext:value-type="float">
            <text:p>10017125 </text:p>
          </table:table-cell>
          <table:table-cell table:style-name="ce21" table:formula="of:=[.D22]/[.C22]-1" office:value-type="percentage" office:value="0.374613536281962" calcext:value-type="percentage">
            <text:p>37,46%</text:p>
          </table:table-cell>
          <table:table-cell table:style-name="ce25" table:formula="of:=([.D22]-[.C22])/[.B22]" office:value-type="float" office:value="7.10340404050918" calcext:value-type="float">
            <text:p>7,10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3_1k</text:p>
          </table:table-cell>
          <table:table-cell table:style-name="ce12" office:value-type="float" office:value="3192" calcext:value-type="float">
            <text:p>3192 </text:p>
          </table:table-cell>
          <table:table-cell table:style-name="ce12" office:value-type="float" office:value="66921" calcext:value-type="float">
            <text:p>66921 </text:p>
          </table:table-cell>
          <table:table-cell table:style-name="ce12" office:value-type="float" office:value="77907" calcext:value-type="float">
            <text:p>77907 </text:p>
          </table:table-cell>
          <table:table-cell table:style-name="ce21" table:formula="of:=[.D23]/[.C23]-1" office:value-type="percentage" office:value="0.164163715425651" calcext:value-type="percentage">
            <text:p>16,42%</text:p>
          </table:table-cell>
          <table:table-cell table:style-name="ce25" table:formula="of:=([.D23]-[.C23])/[.B23]" office:value-type="float" office:value="3.44172932330827" calcext:value-type="float">
            <text:p>3,44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3_10k</text:p>
          </table:table-cell>
          <table:table-cell table:style-name="ce12" office:value-type="float" office:value="36144" calcext:value-type="float">
            <text:p>36144 </text:p>
          </table:table-cell>
          <table:table-cell table:style-name="ce12" office:value-type="float" office:value="786534" calcext:value-type="float">
            <text:p>786534 </text:p>
          </table:table-cell>
          <table:table-cell table:style-name="ce12" office:value-type="float" office:value="898529" calcext:value-type="float">
            <text:p>898529 </text:p>
          </table:table-cell>
          <table:table-cell table:style-name="ce21" table:formula="of:=[.D24]/[.C24]-1" office:value-type="percentage" office:value="0.142390538743398" calcext:value-type="percentage">
            <text:p>14,24%</text:p>
          </table:table-cell>
          <table:table-cell table:style-name="ce25" table:formula="of:=([.D24]-[.C24])/[.B24]" office:value-type="float" office:value="3.0985779105799" calcext:value-type="float">
            <text:p>3,10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3_100k</text:p>
          </table:table-cell>
          <table:table-cell table:style-name="ce12" office:value-type="float" office:value="335004" calcext:value-type="float">
            <text:p>335004 </text:p>
          </table:table-cell>
          <table:table-cell table:style-name="ce12" office:value-type="float" office:value="7595968" calcext:value-type="float">
            <text:p>7595968 </text:p>
          </table:table-cell>
          <table:table-cell table:style-name="ce12" office:value-type="float" office:value="8493956" calcext:value-type="float">
            <text:p>8493956 </text:p>
          </table:table-cell>
          <table:table-cell table:style-name="ce21" table:formula="of:=[.D25]/[.C25]-1" office:value-type="percentage" office:value="0.11821903409809" calcext:value-type="percentage">
            <text:p>11,82%</text:p>
          </table:table-cell>
          <table:table-cell table:style-name="ce25" table:formula="of:=([.D25]-[.C25])/[.B25]" office:value-type="float" office:value="2.68052918771119" calcext:value-type="float">
            <text:p>2,68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4_1k</text:p>
          </table:table-cell>
          <table:table-cell table:style-name="ce12" office:value-type="float" office:value="3384" calcext:value-type="float">
            <text:p>3384 </text:p>
          </table:table-cell>
          <table:table-cell table:style-name="ce12" office:value-type="float" office:value="74861" calcext:value-type="float">
            <text:p>74861 </text:p>
          </table:table-cell>
          <table:table-cell table:style-name="ce12" office:value-type="float" office:value="88130" calcext:value-type="float">
            <text:p>88130 </text:p>
          </table:table-cell>
          <table:table-cell table:style-name="ce21" table:formula="of:=[.D26]/[.C26]-1" office:value-type="percentage" office:value="0.177248500554361" calcext:value-type="percentage">
            <text:p>17,72%</text:p>
          </table:table-cell>
          <table:table-cell table:style-name="ce25" table:formula="of:=([.D26]-[.C26])/[.B26]" office:value-type="float" office:value="3.92109929078014" calcext:value-type="float">
            <text:p>3,92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4_10k</text:p>
          </table:table-cell>
          <table:table-cell table:style-name="ce12" office:value-type="float" office:value="35096" calcext:value-type="float">
            <text:p>35096 </text:p>
          </table:table-cell>
          <table:table-cell table:style-name="ce12" office:value-type="float" office:value="787793" calcext:value-type="float">
            <text:p>787793 </text:p>
          </table:table-cell>
          <table:table-cell table:style-name="ce12" office:value-type="float" office:value="917572" calcext:value-type="float">
            <text:p>917572 </text:p>
          </table:table-cell>
          <table:table-cell table:style-name="ce21" table:formula="of:=[.D27]/[.C27]-1" office:value-type="percentage" office:value="0.164737437372508" calcext:value-type="percentage">
            <text:p>16,47%</text:p>
          </table:table-cell>
          <table:table-cell table:style-name="ce25" table:formula="of:=([.D27]-[.C27])/[.B27]" office:value-type="float" office:value="3.69782881240027" calcext:value-type="float">
            <text:p>3,70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4_100k</text:p>
          </table:table-cell>
          <table:table-cell table:style-name="ce12" office:value-type="float" office:value="335864" calcext:value-type="float">
            <text:p>335864 </text:p>
          </table:table-cell>
          <table:table-cell table:style-name="ce12" office:value-type="float" office:value="7697019" calcext:value-type="float">
            <text:p>7697019 </text:p>
          </table:table-cell>
          <table:table-cell table:style-name="ce12" office:value-type="float" office:value="8861503" calcext:value-type="float">
            <text:p>8861503 </text:p>
          </table:table-cell>
          <table:table-cell table:style-name="ce21" table:formula="of:=[.D28]/[.C28]-1" office:value-type="percentage" office:value="0.151290259254914" calcext:value-type="percentage">
            <text:p>15,13%</text:p>
          </table:table-cell>
          <table:table-cell table:style-name="ce25" table:formula="of:=([.D28]-[.C28])/[.B28]" office:value-type="float" office:value="3.46712955243789" calcext:value-type="float">
            <text:p>3,47 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fw5_1k</text:p>
          </table:table-cell>
          <table:table-cell table:style-name="ce12" office:value-type="float" office:value="3452" calcext:value-type="float">
            <text:p>3452 </text:p>
          </table:table-cell>
          <table:table-cell table:style-name="ce12" office:value-type="float" office:value="70431" calcext:value-type="float">
            <text:p>70431 </text:p>
          </table:table-cell>
          <table:table-cell table:style-name="ce12" office:value-type="float" office:value="84965" calcext:value-type="float">
            <text:p>84965 </text:p>
          </table:table-cell>
          <table:table-cell table:style-name="ce21" table:formula="of:=[.D29]/[.C29]-1" office:value-type="percentage" office:value="0.206357995768909" calcext:value-type="percentage">
            <text:p>20,64%</text:p>
          </table:table-cell>
          <table:table-cell table:style-name="ce25" table:formula="of:=([.D29]-[.C29])/[.B29]" office:value-type="float" office:value="4.21031286210892" calcext:value-type="float">
            <text:p>4,21 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fw5_10k</text:p>
          </table:table-cell>
          <table:table-cell table:style-name="ce12" office:value-type="float" office:value="35328" calcext:value-type="float">
            <text:p>35328 </text:p>
          </table:table-cell>
          <table:table-cell table:style-name="ce12" office:value-type="float" office:value="748257" calcext:value-type="float">
            <text:p>748257 </text:p>
          </table:table-cell>
          <table:table-cell table:style-name="ce12" office:value-type="float" office:value="884688" calcext:value-type="float">
            <text:p>884688 </text:p>
          </table:table-cell>
          <table:table-cell table:style-name="ce21" table:formula="of:=[.D30]/[.C30]-1" office:value-type="percentage" office:value="0.182331738961346" calcext:value-type="percentage">
            <text:p>18,23%</text:p>
          </table:table-cell>
          <table:table-cell table:style-name="ce25" table:formula="of:=([.D30]-[.C30])/[.B30]" office:value-type="float" office:value="3.86183763586957" calcext:value-type="float">
            <text:p>3,86 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fw5_100k</text:p>
          </table:table-cell>
          <table:table-cell table:style-name="ce12" office:value-type="float" office:value="335184" calcext:value-type="float">
            <text:p>335184 </text:p>
          </table:table-cell>
          <table:table-cell table:style-name="ce12" office:value-type="float" office:value="7247511" calcext:value-type="float">
            <text:p>7247511 </text:p>
          </table:table-cell>
          <table:table-cell table:style-name="ce12" office:value-type="float" office:value="8440090" calcext:value-type="float">
            <text:p>8440090 </text:p>
          </table:table-cell>
          <table:table-cell table:style-name="ce21" table:formula="of:=[.D31]/[.C31]-1" office:value-type="percentage" office:value="0.164550146940101" calcext:value-type="percentage">
            <text:p>16,46%</text:p>
          </table:table-cell>
          <table:table-cell table:style-name="ce25" table:formula="of:=([.D31]-[.C31])/[.B31]" office:value-type="float" office:value="3.55798307795121" calcext:value-type="float">
            <text:p>3,56 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ipc1_1k</text:p>
          </table:table-cell>
          <table:table-cell table:style-name="ce12" office:value-type="float" office:value="3892" calcext:value-type="float">
            <text:p>3892 </text:p>
          </table:table-cell>
          <table:table-cell table:style-name="ce12" office:value-type="float" office:value="102133" calcext:value-type="float">
            <text:p>102133 </text:p>
          </table:table-cell>
          <table:table-cell table:style-name="ce12" office:value-type="float" office:value="116773" calcext:value-type="float">
            <text:p>116773 </text:p>
          </table:table-cell>
          <table:table-cell table:style-name="ce21" table:formula="of:=[.D32]/[.C32]-1" office:value-type="percentage" office:value="0.143342504381542" calcext:value-type="percentage">
            <text:p>14,33%</text:p>
          </table:table-cell>
          <table:table-cell table:style-name="ce25" table:formula="of:=([.D32]-[.C32])/[.B32]" office:value-type="float" office:value="3.76156217882837" calcext:value-type="float">
            <text:p>3,76 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ipc1_10k</text:p>
          </table:table-cell>
          <table:table-cell table:style-name="ce12" office:value-type="float" office:value="38068" calcext:value-type="float">
            <text:p>38068 </text:p>
          </table:table-cell>
          <table:table-cell table:style-name="ce12" office:value-type="float" office:value="992554" calcext:value-type="float">
            <text:p>992554 </text:p>
          </table:table-cell>
          <table:table-cell table:style-name="ce12" office:value-type="float" office:value="1128445" calcext:value-type="float">
            <text:p>1128445 </text:p>
          </table:table-cell>
          <table:table-cell table:style-name="ce21" table:formula="of:=[.D33]/[.C33]-1" office:value-type="percentage" office:value="0.136910435099753" calcext:value-type="percentage">
            <text:p>13,69%</text:p>
          </table:table-cell>
          <table:table-cell table:style-name="ce25" table:formula="of:=([.D33]-[.C33])/[.B33]" office:value-type="float" office:value="3.56969107912157" calcext:value-type="float">
            <text:p>3,57 </text:p>
          </table:table-cell>
          <table:table-cell>
            <draw:frame table:end-cell-address="Planilha1.P48" table:end-x="11.58mm" table:end-y="4.3mm" draw:z-index="2" draw:name="Gráfico 4" draw:style-name="gr1" svg:width="178.96mm" svg:height="82.81mm" svg:x="7.51mm" svg:y="4.04mm">
              <loext:p draw:notify-on-update-of-ranges="Planilha1.A2:Planilha1.A37 Planilha1.F1:Planilha1.F1 Planilha1.F2:Planilha1.F37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7"/>
        </table:table-row>
        <table:table-row table:style-name="ro3">
          <table:table-cell table:style-name="ce4" office:value-type="string" calcext:value-type="string">
            <text:p>ipc1_100k</text:p>
          </table:table-cell>
          <table:table-cell table:style-name="ce12" office:value-type="float" office:value="397296" calcext:value-type="float">
            <text:p>397296 </text:p>
          </table:table-cell>
          <table:table-cell table:style-name="ce12" office:value-type="float" office:value="10401774" calcext:value-type="float">
            <text:p>10401774 </text:p>
          </table:table-cell>
          <table:table-cell table:style-name="ce12" office:value-type="float" office:value="11792772" calcext:value-type="float">
            <text:p>11792772 </text:p>
          </table:table-cell>
          <table:table-cell table:style-name="ce21" table:formula="of:=[.D34]/[.C34]-1" office:value-type="percentage" office:value="0.133726996952635" calcext:value-type="percentage">
            <text:p>13,37%</text:p>
          </table:table-cell>
          <table:table-cell table:style-name="ce25" table:formula="of:=([.D34]-[.C34])/[.B34]" office:value-type="float" office:value="3.50116286093995" calcext:value-type="float">
            <text:p>3,50 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ipc2_1k</text:p>
          </table:table-cell>
          <table:table-cell table:style-name="ce12" office:value-type="float" office:value="2780" calcext:value-type="float">
            <text:p>2780 </text:p>
          </table:table-cell>
          <table:table-cell table:style-name="ce12" office:value-type="float" office:value="72326" calcext:value-type="float">
            <text:p>72326 </text:p>
          </table:table-cell>
          <table:table-cell table:style-name="ce12" office:value-type="float" office:value="78821" calcext:value-type="float">
            <text:p>78821 </text:p>
          </table:table-cell>
          <table:table-cell table:style-name="ce21" table:formula="of:=[.D35]/[.C35]-1" office:value-type="percentage" office:value="0.0898017310510744" calcext:value-type="percentage">
            <text:p>8,98%</text:p>
          </table:table-cell>
          <table:table-cell table:style-name="ce25" table:formula="of:=([.D35]-[.C35])/[.B35]" office:value-type="float" office:value="2.3363309352518" calcext:value-type="float">
            <text:p>2,34 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ipc2_10k</text:p>
          </table:table-cell>
          <table:table-cell table:style-name="ce12" office:value-type="float" office:value="39996" calcext:value-type="float">
            <text:p>39996 </text:p>
          </table:table-cell>
          <table:table-cell table:style-name="ce12" office:value-type="float" office:value="1044050" calcext:value-type="float">
            <text:p>1044050 </text:p>
          </table:table-cell>
          <table:table-cell table:style-name="ce12" office:value-type="float" office:value="1096735" calcext:value-type="float">
            <text:p>1096735 </text:p>
          </table:table-cell>
          <table:table-cell table:style-name="ce21" table:formula="of:=[.D36]/[.C36]-1" office:value-type="percentage" office:value="0.0504621426176908" calcext:value-type="percentage">
            <text:p>5,05%</text:p>
          </table:table-cell>
          <table:table-cell table:style-name="ce25" table:formula="of:=([.D36]-[.C36])/[.B36]" office:value-type="float" office:value="1.31725672567257" calcext:value-type="float">
            <text:p>1,32 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ipc2_100k</text:p>
          </table:table-cell>
          <table:table-cell table:style-name="ce13" office:value-type="float" office:value="399996" calcext:value-type="float">
            <text:p>399996 </text:p>
          </table:table-cell>
          <table:table-cell table:style-name="ce13" office:value-type="float" office:value="10518669" calcext:value-type="float">
            <text:p>10518669 </text:p>
          </table:table-cell>
          <table:table-cell table:style-name="ce13" office:value-type="float" office:value="11012623" calcext:value-type="float">
            <text:p>11012623 </text:p>
          </table:table-cell>
          <table:table-cell table:style-name="ce22" table:formula="of:=[.D37]/[.C37]-1" office:value-type="percentage" office:value="0.046959743670991" calcext:value-type="percentage">
            <text:p>4,70%</text:p>
          </table:table-cell>
          <table:table-cell table:style-name="ce26" table:formula="of:=([.D37]-[.C37])/[.B37]" office:value-type="float" office:value="1.23489734897349" calcext:value-type="float">
            <text:p>1,23 </text:p>
          </table:table-cell>
          <table:table-cell table:number-columns-repeated="1018"/>
        </table:table-row>
        <table:table-row table:style-name="ro3">
          <table:table-cell table:style-name="ce6" office:value-type="string" calcext:value-type="string">
            <text:p>Total</text:p>
          </table:table-cell>
          <table:table-cell table:style-name="ce14" table:formula="of:=SUM([.B2:.B37])" office:value-type="float" office:value="4910700" calcext:value-type="float">
            <text:p>4910700 </text:p>
          </table:table-cell>
          <table:table-cell table:style-name="ce18" table:formula="of:=SUM([.C2:.C37])" office:value-type="float" office:value="123518071" calcext:value-type="float">
            <text:p>123518071 </text:p>
          </table:table-cell>
          <table:table-cell table:style-name="ce18" table:formula="of:=SUM([.D2:.D37])" office:value-type="float" office:value="138319144" calcext:value-type="float">
            <text:p>138319144 </text:p>
          </table:table-cell>
          <table:table-cell table:style-name="ce23" table:formula="of:=[.D38]/[.C38]-1" office:value-type="percentage" office:value="0.119829211063375" calcext:value-type="percentage">
            <text:p>11,98%</text:p>
          </table:table-cell>
          <table:table-cell table:style-name="ce27" table:formula="of:=([.D38]-[.C38])/[.B38]" office:value-type="float" office:value="3.01404545176859" calcext:value-type="float">
            <text:p>3,01 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style-name="ce8" office:value-type="string" calcext:value-type="string">
            <text:p>Arquivo</text:p>
          </table:table-cell>
          <table:table-cell table:style-name="ce16" office:value-type="string" office:string-value="Número Endereços" calcext:value-type="string">
            <text:p>Número Endereços </text:p>
          </table:table-cell>
          <table:table-cell table:style-name="ce19" office:value-type="string" office:string-value="Qtde EB(bits)" calcext:value-type="string">
            <text:p>Qtde EB(bits) </text:p>
          </table:table-cell>
          <table:table-cell table:style-name="ce19" office:value-type="string" office:string-value="Qtde Normal(bits)" calcext:value-type="string">
            <text:p>Qtde Normal(bits) </text:p>
          </table:table-cell>
          <table:table-cell table:style-name="ce8" office:value-type="string" calcext:value-type="string">
            <text:p>Percentual</text:p>
          </table:table-cell>
          <table:table-cell table:style-name="ce8" office:value-type="string" calcext:value-type="string">
            <text:p>Média por Endereço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acl</text:p>
          </table:table-cell>
          <table:table-cell table:style-name="ce11" table:formula="of:=SUM([.B2:.B16])" office:value-type="float" office:value="2085964" calcext:value-type="float">
            <text:p>2085964 </text:p>
          </table:table-cell>
          <table:table-cell table:style-name="ce11" table:formula="of:=SUM([.C2:.C16])" office:value-type="float" office:value="58197604" calcext:value-type="float">
            <text:p>58197604 </text:p>
          </table:table-cell>
          <table:table-cell table:style-name="ce11" table:formula="of:=SUM([.D2:.D16])" office:value-type="float" office:value="63161797" calcext:value-type="float">
            <text:p>63161797 </text:p>
          </table:table-cell>
          <table:table-cell table:style-name="ce20" table:formula="of:=[.D43]/[.C43]-1" office:value-type="percentage" office:value="0.0852989239900668" calcext:value-type="percentage">
            <text:p>8,53%</text:p>
          </table:table-cell>
          <table:table-cell table:style-name="ce24" table:formula="of:=([.D43]-[.C43])/[.B43]" office:value-type="float" office:value="2.37980760933554" calcext:value-type="float">
            <text:p>2,38 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fw</text:p>
          </table:table-cell>
          <table:table-cell table:style-name="ce12" table:formula="of:=SUM([.B17:.B31])" office:value-type="float" office:value="1942708" calcext:value-type="float">
            <text:p>1942708 </text:p>
          </table:table-cell>
          <table:table-cell table:style-name="ce12" table:formula="of:=SUM([.C17:.C31])" office:value-type="float" office:value="42188961" calcext:value-type="float">
            <text:p>42188961 </text:p>
          </table:table-cell>
          <table:table-cell table:style-name="ce12" table:formula="of:=SUM([.D17:.D31])" office:value-type="float" office:value="49931178" calcext:value-type="float">
            <text:p>49931178 </text:p>
          </table:table-cell>
          <table:table-cell table:style-name="ce21" table:formula="of:=[.D44]/[.C44]-1" office:value-type="percentage" office:value="0.183512862523445" calcext:value-type="percentage">
            <text:p>18,35%</text:p>
          </table:table-cell>
          <table:table-cell table:style-name="ce25" table:formula="of:=([.D44]-[.C44])/[.B44]" office:value-type="float" office:value="3.98527056047538" calcext:value-type="float">
            <text:p>3,99 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ipc</text:p>
          </table:table-cell>
          <table:table-cell table:style-name="ce13" table:formula="of:=SUM([.B32:.B37])" office:value-type="float" office:value="882028" calcext:value-type="float">
            <text:p>882028 </text:p>
          </table:table-cell>
          <table:table-cell table:style-name="ce13" table:formula="of:=SUM([.C32:.C37])" office:value-type="float" office:value="23131506" calcext:value-type="float">
            <text:p>23131506 </text:p>
          </table:table-cell>
          <table:table-cell table:style-name="ce13" table:formula="of:=SUM([.D32:.D37])" office:value-type="float" office:value="25226169" calcext:value-type="float">
            <text:p>25226169 </text:p>
          </table:table-cell>
          <table:table-cell table:style-name="ce22" table:formula="of:=[.D45]/[.C45]-1" office:value-type="percentage" office:value="0.0905545449569951" calcext:value-type="percentage">
            <text:p>9,06%</text:p>
          </table:table-cell>
          <table:table-cell table:style-name="ce26" table:formula="of:=([.D45]-[.C45])/[.B45]" office:value-type="float" office:value="2.37482596924361" calcext:value-type="float">
            <text:p>2,37 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>
            <draw:frame table:end-cell-address="Planilha1.M61" table:end-x="16.77mm" table:end-y="2.54mm" draw:z-index="3" draw:name="Gráfico 5" draw:style-name="gr1" svg:width="127mm" svg:height="76.36mm" svg:x="7.51mm" svg:y="3.97mm">
              <loext:p draw:notify-on-update-of-ranges="Planilha1.A43:Planilha1.A45 Planilha1.E43:Planilha1.E45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7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3" table:style-name="ta2">
        <table:table-column table:style-name="co7" table:default-cell-style-name="ce29"/>
        <table:table-column table:style-name="co8" table:default-cell-style-name="ce29"/>
        <table:table-column table:style-name="co9" table:number-columns-repeated="2" table:default-cell-style-name="ce29"/>
        <table:table-column table:style-name="co10" table:default-cell-style-name="ce29"/>
        <table:table-column table:style-name="co7" table:number-columns-repeated="1019" table:default-cell-style-name="ce29"/>
        <table:table-row table:style-name="ro5">
          <table:table-cell table:style-name="ce1" office:value-type="string" calcext:value-type="string">
            <text:p>Aquivo</text:p>
          </table:table-cell>
          <table:table-cell table:style-name="ce10" office:value-type="string" office:string-value="Número Endereços" calcext:value-type="string">
            <text:p>Número Endereços </text:p>
          </table:table-cell>
          <table:table-cell table:style-name="ce17" office:value-type="string" office:string-value="Qtde EB(bits)" calcext:value-type="string">
            <text:p>Qtde EB(bits) </text:p>
          </table:table-cell>
          <table:table-cell table:style-name="ce17" office:value-type="string" office:string-value="Qtde Normal(bits)" calcext:value-type="string">
            <text:p>Qtde Normal(bits) </text:p>
          </table:table-cell>
          <table:table-cell table:style-name="ce1" office:value-type="string" calcext:value-type="string">
            <text:p>Percentual</text:p>
          </table:table-cell>
          <table:table-cell table:style-name="ce1" office:value-type="string" calcext:value-type="string">
            <text:p>Média por Endereç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cl1_1k</text:p>
          </table:table-cell>
          <table:table-cell table:style-name="ce11" office:value-type="float" office:value="3764" calcext:value-type="float">
            <text:p>3764 </text:p>
          </table:table-cell>
          <table:table-cell table:style-name="ce11" office:value-type="float" office:value="110162" calcext:value-type="float">
            <text:p>110162 </text:p>
          </table:table-cell>
          <table:table-cell table:style-name="ce11" office:value-type="float" office:value="117337" calcext:value-type="float">
            <text:p>117337 </text:p>
          </table:table-cell>
          <table:table-cell table:style-name="ce20" table:formula="of:=[.D2]/[.C2]-1" office:value-type="percentage" office:value="0.0651313520088597" calcext:value-type="percentage">
            <text:p>6,51%</text:p>
          </table:table-cell>
          <table:table-cell table:style-name="ce24" table:formula="of:=([.D2]-[.C2])/[.B2]" office:value-type="float" office:value="1.90621679064825" calcext:value-type="float">
            <text:p>1,91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1_10k</text:p>
          </table:table-cell>
          <table:table-cell table:style-name="ce12" office:value-type="float" office:value="39092" calcext:value-type="float">
            <text:p>39092 </text:p>
          </table:table-cell>
          <table:table-cell table:style-name="ce12" office:value-type="float" office:value="1154671" calcext:value-type="float">
            <text:p>1154671 </text:p>
          </table:table-cell>
          <table:table-cell table:style-name="ce12" office:value-type="float" office:value="1208708" calcext:value-type="float">
            <text:p>1208708 </text:p>
          </table:table-cell>
          <table:table-cell table:style-name="ce21" table:formula="of:=[.D3]/[.C3]-1" office:value-type="percentage" office:value="0.0467986118989738" calcext:value-type="percentage">
            <text:p>4,68%</text:p>
          </table:table-cell>
          <table:table-cell table:style-name="ce25" table:formula="of:=([.D3]-[.C3])/[.B3]" office:value-type="float" office:value="1.3823032845595" calcext:value-type="float">
            <text:p>1,38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1_100k</text:p>
          </table:table-cell>
          <table:table-cell table:style-name="ce12" office:value-type="float" office:value="397272" calcext:value-type="float">
            <text:p>397272 </text:p>
          </table:table-cell>
          <table:table-cell table:style-name="ce12" office:value-type="float" office:value="11776029" calcext:value-type="float">
            <text:p>11776029 </text:p>
          </table:table-cell>
          <table:table-cell table:style-name="ce12" office:value-type="float" office:value="12341996" calcext:value-type="float">
            <text:p>12341996 </text:p>
          </table:table-cell>
          <table:table-cell table:style-name="ce21" table:formula="of:=[.D4]/[.C4]-1" office:value-type="percentage" office:value="0.0480609380292796" calcext:value-type="percentage">
            <text:p>4,81%</text:p>
          </table:table-cell>
          <table:table-cell table:style-name="ce25" table:formula="of:=([.D4]-[.C4])/[.B4]" office:value-type="float" office:value="1.42463350047323" calcext:value-type="float">
            <text:p>1,42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2_1k</text:p>
          </table:table-cell>
          <table:table-cell table:style-name="ce12" office:value-type="float" office:value="3840" calcext:value-type="float">
            <text:p>3840 </text:p>
          </table:table-cell>
          <table:table-cell table:style-name="ce12" office:value-type="float" office:value="92379" calcext:value-type="float">
            <text:p>92379 </text:p>
          </table:table-cell>
          <table:table-cell table:style-name="ce12" office:value-type="float" office:value="111997" calcext:value-type="float">
            <text:p>111997 </text:p>
          </table:table-cell>
          <table:table-cell table:style-name="ce21" table:formula="of:=[.D5]/[.C5]-1" office:value-type="percentage" office:value="0.212364281925546" calcext:value-type="percentage">
            <text:p>21,24%</text:p>
          </table:table-cell>
          <table:table-cell table:style-name="ce25" table:formula="of:=([.D5]-[.C5])/[.B5]" office:value-type="float" office:value="5.10885416666667" calcext:value-type="float">
            <text:p>5,11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2_10k</text:p>
          </table:table-cell>
          <table:table-cell table:style-name="ce12" office:value-type="float" office:value="37900" calcext:value-type="float">
            <text:p>37900 </text:p>
          </table:table-cell>
          <table:table-cell table:style-name="ce12" office:value-type="float" office:value="925947" calcext:value-type="float">
            <text:p>925947 </text:p>
          </table:table-cell>
          <table:table-cell table:style-name="ce12" office:value-type="float" office:value="1120045" calcext:value-type="float">
            <text:p>1120045 </text:p>
          </table:table-cell>
          <table:table-cell table:style-name="ce21" table:formula="of:=[.D6]/[.C6]-1" office:value-type="percentage" office:value="0.209621069024469" calcext:value-type="percentage">
            <text:p>20,96%</text:p>
          </table:table-cell>
          <table:table-cell table:style-name="ce25" table:formula="of:=([.D6]-[.C6])/[.B6]" office:value-type="float" office:value="5.12131926121372" calcext:value-type="float">
            <text:p>5,12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2_100k</text:p>
          </table:table-cell>
          <table:table-cell table:style-name="ce12" office:value-type="float" office:value="300396" calcext:value-type="float">
            <text:p>300396 </text:p>
          </table:table-cell>
          <table:table-cell table:style-name="ce12" office:value-type="float" office:value="7518932" calcext:value-type="float">
            <text:p>7518932 </text:p>
          </table:table-cell>
          <table:table-cell table:style-name="ce12" office:value-type="float" office:value="9052628" calcext:value-type="float">
            <text:p>9052628 </text:p>
          </table:table-cell>
          <table:table-cell table:style-name="ce21" table:formula="of:=[.D7]/[.C7]-1" office:value-type="percentage" office:value="0.203977905372731" calcext:value-type="percentage">
            <text:p>20,40%</text:p>
          </table:table-cell>
          <table:table-cell table:style-name="ce25" table:formula="of:=([.D7]-[.C7])/[.B7]" office:value-type="float" office:value="5.1055806335637" calcext:value-type="float">
            <text:p>5,11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3_1k</text:p>
          </table:table-cell>
          <table:table-cell table:style-name="ce12" office:value-type="float" office:value="3956" calcext:value-type="float">
            <text:p>3956 </text:p>
          </table:table-cell>
          <table:table-cell table:style-name="ce12" office:value-type="float" office:value="107634" calcext:value-type="float">
            <text:p>107634 </text:p>
          </table:table-cell>
          <table:table-cell table:style-name="ce12" office:value-type="float" office:value="116483" calcext:value-type="float">
            <text:p>116483 </text:p>
          </table:table-cell>
          <table:table-cell table:style-name="ce21" table:formula="of:=[.D8]/[.C8]-1" office:value-type="percentage" office:value="0.0822137986138209" calcext:value-type="percentage">
            <text:p>8,22%</text:p>
          </table:table-cell>
          <table:table-cell table:style-name="ce25" table:formula="of:=([.D8]-[.C8])/[.B8]" office:value-type="float" office:value="2.23685540950455" calcext:value-type="float">
            <text:p>2,24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3_10k</text:p>
          </table:table-cell>
          <table:table-cell table:style-name="ce12" office:value-type="float" office:value="37672" calcext:value-type="float">
            <text:p>37672 </text:p>
          </table:table-cell>
          <table:table-cell table:style-name="ce12" office:value-type="float" office:value="1017018" calcext:value-type="float">
            <text:p>1017018 </text:p>
          </table:table-cell>
          <table:table-cell table:style-name="ce12" office:value-type="float" office:value="1114259" calcext:value-type="float">
            <text:p>1114259 </text:p>
          </table:table-cell>
          <table:table-cell table:style-name="ce21" table:formula="of:=[.D9]/[.C9]-1" office:value-type="percentage" office:value="0.0956138436094542" calcext:value-type="percentage">
            <text:p>9,56%</text:p>
          </table:table-cell>
          <table:table-cell table:style-name="ce25" table:formula="of:=([.D9]-[.C9])/[.B9]" office:value-type="float" office:value="2.5812539817371" calcext:value-type="float">
            <text:p>2,58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3_100k</text:p>
          </table:table-cell>
          <table:table-cell table:style-name="ce12" office:value-type="float" office:value="397920" calcext:value-type="float">
            <text:p>397920 </text:p>
          </table:table-cell>
          <table:table-cell table:style-name="ce12" office:value-type="float" office:value="10742042" calcext:value-type="float">
            <text:p>10742042 </text:p>
          </table:table-cell>
          <table:table-cell table:style-name="ce12" office:value-type="float" office:value="11725325" calcext:value-type="float">
            <text:p>11725325 </text:p>
          </table:table-cell>
          <table:table-cell table:style-name="ce21" table:formula="of:=[.D10]/[.C10]-1" office:value-type="percentage" office:value="0.0915359481930902" calcext:value-type="percentage">
            <text:p>9,15%</text:p>
          </table:table-cell>
          <table:table-cell table:style-name="ce25" table:formula="of:=([.D10]-[.C10])/[.B10]" office:value-type="float" office:value="2.47105699638118" calcext:value-type="float">
            <text:p>2,47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4_1k</text:p>
          </table:table-cell>
          <table:table-cell table:style-name="ce12" office:value-type="float" office:value="3956" calcext:value-type="float">
            <text:p>3956 </text:p>
          </table:table-cell>
          <table:table-cell table:style-name="ce12" office:value-type="float" office:value="102460" calcext:value-type="float">
            <text:p>102460 </text:p>
          </table:table-cell>
          <table:table-cell table:style-name="ce12" office:value-type="float" office:value="113940" calcext:value-type="float">
            <text:p>113940 </text:p>
          </table:table-cell>
          <table:table-cell table:style-name="ce21" table:formula="of:=[.D11]/[.C11]-1" office:value-type="percentage" office:value="0.112043724380246" calcext:value-type="percentage">
            <text:p>11,20%</text:p>
          </table:table-cell>
          <table:table-cell table:style-name="ce25" table:formula="of:=([.D11]-[.C11])/[.B11]" office:value-type="float" office:value="2.90192113245703" calcext:value-type="float">
            <text:p>2,90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4_10k</text:p>
          </table:table-cell>
          <table:table-cell table:style-name="ce12" office:value-type="float" office:value="38360" calcext:value-type="float">
            <text:p>38360 </text:p>
          </table:table-cell>
          <table:table-cell table:style-name="ce12" office:value-type="float" office:value="1029452" calcext:value-type="float">
            <text:p>1029452 </text:p>
          </table:table-cell>
          <table:table-cell table:style-name="ce12" office:value-type="float" office:value="1136335" calcext:value-type="float">
            <text:p>1136335 </text:p>
          </table:table-cell>
          <table:table-cell table:style-name="ce21" table:formula="of:=[.D12]/[.C12]-1" office:value-type="percentage" office:value="0.103825141920167" calcext:value-type="percentage">
            <text:p>10,38%</text:p>
          </table:table-cell>
          <table:table-cell table:style-name="ce25" table:formula="of:=([.D12]-[.C12])/[.B12]" office:value-type="float" office:value="2.78631386861314" calcext:value-type="float">
            <text:p>2,79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4_100k</text:p>
          </table:table-cell>
          <table:table-cell table:style-name="ce12" office:value-type="float" office:value="396204" calcext:value-type="float">
            <text:p>396204 </text:p>
          </table:table-cell>
          <table:table-cell table:style-name="ce12" office:value-type="float" office:value="10776680" calcext:value-type="float">
            <text:p>10776680 </text:p>
          </table:table-cell>
          <table:table-cell table:style-name="ce12" office:value-type="float" office:value="11810560" calcext:value-type="float">
            <text:p>11810560 </text:p>
          </table:table-cell>
          <table:table-cell table:style-name="ce21" table:formula="of:=[.D13]/[.C13]-1" office:value-type="percentage" office:value="0.0959367820144981" calcext:value-type="percentage">
            <text:p>9,59%</text:p>
          </table:table-cell>
          <table:table-cell table:style-name="ce25" table:formula="of:=([.D13]-[.C13])/[.B13]" office:value-type="float" office:value="2.60946381157182" calcext:value-type="float">
            <text:p>2,61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5_1k</text:p>
          </table:table-cell>
          <table:table-cell table:style-name="ce12" office:value-type="float" office:value="3728" calcext:value-type="float">
            <text:p>3728 </text:p>
          </table:table-cell>
          <table:table-cell table:style-name="ce12" office:value-type="float" office:value="103770" calcext:value-type="float">
            <text:p>103770 </text:p>
          </table:table-cell>
          <table:table-cell table:style-name="ce12" office:value-type="float" office:value="106900" calcext:value-type="float">
            <text:p>106900 </text:p>
          </table:table-cell>
          <table:table-cell table:style-name="ce21" table:formula="of:=[.D14]/[.C14]-1" office:value-type="percentage" office:value="0.0301628601715331" calcext:value-type="percentage">
            <text:p>3,02%</text:p>
          </table:table-cell>
          <table:table-cell table:style-name="ce25" table:formula="of:=([.D14]-[.C14])/[.B14]" office:value-type="float" office:value="0.839592274678112" calcext:value-type="float">
            <text:p>0,84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5_10k</text:p>
          </table:table-cell>
          <table:table-cell table:style-name="ce12" office:value-type="float" office:value="29188" calcext:value-type="float">
            <text:p>29188 </text:p>
          </table:table-cell>
          <table:table-cell table:style-name="ce12" office:value-type="float" office:value="878034" calcext:value-type="float">
            <text:p>878034 </text:p>
          </table:table-cell>
          <table:table-cell table:style-name="ce12" office:value-type="float" office:value="909920" calcext:value-type="float">
            <text:p>909920 </text:p>
          </table:table-cell>
          <table:table-cell table:style-name="ce21" table:formula="of:=[.D15]/[.C15]-1" office:value-type="percentage" office:value="0.0363152224173551" calcext:value-type="percentage">
            <text:p>3,63%</text:p>
          </table:table-cell>
          <table:table-cell table:style-name="ce25" table:formula="of:=([.D15]-[.C15])/[.B15]" office:value-type="float" office:value="1.09243524736193" calcext:value-type="float">
            <text:p>1,09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5_100k</text:p>
          </table:table-cell>
          <table:table-cell table:style-name="ce12" office:value-type="float" office:value="392716" calcext:value-type="float">
            <text:p>392716 </text:p>
          </table:table-cell>
          <table:table-cell table:style-name="ce12" office:value-type="float" office:value="11862394" calcext:value-type="float">
            <text:p>11862394 </text:p>
          </table:table-cell>
          <table:table-cell table:style-name="ce12" office:value-type="float" office:value="12175364" calcext:value-type="float">
            <text:p>12175364 </text:p>
          </table:table-cell>
          <table:table-cell table:style-name="ce21" table:formula="of:=[.D16]/[.C16]-1" office:value-type="percentage" office:value="0.0263833759020313" calcext:value-type="percentage">
            <text:p>2,64%</text:p>
          </table:table-cell>
          <table:table-cell table:style-name="ce25" table:formula="of:=([.D16]-[.C16])/[.B16]" office:value-type="float" office:value="0.796937226901883" calcext:value-type="float">
            <text:p>0,80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w1_1k</text:p>
          </table:table-cell>
          <table:table-cell table:style-name="ce12" office:value-type="float" office:value="3424" calcext:value-type="float">
            <text:p>3424 </text:p>
          </table:table-cell>
          <table:table-cell table:style-name="ce12" office:value-type="float" office:value="75279" calcext:value-type="float">
            <text:p>75279 </text:p>
          </table:table-cell>
          <table:table-cell table:style-name="ce12" office:value-type="float" office:value="86877" calcext:value-type="float">
            <text:p>86877 </text:p>
          </table:table-cell>
          <table:table-cell table:style-name="ce21" table:formula="of:=[.D17]/[.C17]-1" office:value-type="percentage" office:value="0.154066871238991" calcext:value-type="percentage">
            <text:p>15,41%</text:p>
          </table:table-cell>
          <table:table-cell table:style-name="ce25" table:formula="of:=([.D17]-[.C17])/[.B17]" office:value-type="float" office:value="3.38726635514019" calcext:value-type="float">
            <text:p>3,39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w1_10k</text:p>
          </table:table-cell>
          <table:table-cell table:style-name="ce12" office:value-type="float" office:value="37512" calcext:value-type="float">
            <text:p>37512 </text:p>
          </table:table-cell>
          <table:table-cell table:style-name="ce12" office:value-type="float" office:value="843120" calcext:value-type="float">
            <text:p>843120 </text:p>
          </table:table-cell>
          <table:table-cell table:style-name="ce12" office:value-type="float" office:value="952787" calcext:value-type="float">
            <text:p>952787 </text:p>
          </table:table-cell>
          <table:table-cell table:style-name="ce21" table:formula="of:=[.D18]/[.C18]-1" office:value-type="percentage" office:value="0.130072824746181" calcext:value-type="percentage">
            <text:p>13,01%</text:p>
          </table:table-cell>
          <table:table-cell table:style-name="ce25" table:formula="of:=([.D18]-[.C18])/[.B18]" office:value-type="float" office:value="2.92351780763489" calcext:value-type="float">
            <text:p>2,92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w1_100k</text:p>
          </table:table-cell>
          <table:table-cell table:style-name="ce12" office:value-type="float" office:value="352320" calcext:value-type="float">
            <text:p>352320 </text:p>
          </table:table-cell>
          <table:table-cell table:style-name="ce12" office:value-type="float" office:value="8101409" calcext:value-type="float">
            <text:p>8101409 </text:p>
          </table:table-cell>
          <table:table-cell table:style-name="ce12" office:value-type="float" office:value="9019880" calcext:value-type="float">
            <text:p>9019880 </text:p>
          </table:table-cell>
          <table:table-cell table:style-name="ce21" table:formula="of:=[.D19]/[.C19]-1" office:value-type="percentage" office:value="0.113371760393779" calcext:value-type="percentage">
            <text:p>11,34%</text:p>
          </table:table-cell>
          <table:table-cell table:style-name="ce25" table:formula="of:=([.D19]-[.C19])/[.B19]" office:value-type="float" office:value="2.60692268392371" calcext:value-type="float">
            <text:p>2,61 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5">
          <table:table-cell table:style-name="ce1" office:value-type="string" calcext:value-type="string">
            <text:p>Aquivo</text:p>
          </table:table-cell>
          <table:table-cell table:style-name="ce10" office:value-type="string" office:string-value="Número Endereços" calcext:value-type="string">
            <text:p>Número Endereços </text:p>
          </table:table-cell>
          <table:table-cell table:style-name="ce17" office:value-type="string" office:string-value="Qtde EB(bits)" calcext:value-type="string">
            <text:p>Qtde EB(bits) </text:p>
          </table:table-cell>
          <table:table-cell table:style-name="ce17" office:value-type="string" office:string-value="Qtde Normal(bits)" calcext:value-type="string">
            <text:p>Qtde Normal(bits) </text:p>
          </table:table-cell>
          <table:table-cell table:style-name="ce1" office:value-type="string" calcext:value-type="string">
            <text:p>Percentual</text:p>
          </table:table-cell>
          <table:table-cell table:style-name="ce1" office:value-type="string" calcext:value-type="string">
            <text:p>Média por Endereç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w2_1k</text:p>
          </table:table-cell>
          <table:table-cell table:style-name="ce12" office:value-type="float" office:value="3880" calcext:value-type="float">
            <text:p>3880 </text:p>
          </table:table-cell>
          <table:table-cell table:style-name="ce12" office:value-type="float" office:value="71376" calcext:value-type="float">
            <text:p>71376 </text:p>
          </table:table-cell>
          <table:table-cell table:style-name="ce12" office:value-type="float" office:value="98539" calcext:value-type="float">
            <text:p>98539 </text:p>
          </table:table-cell>
          <table:table-cell table:style-name="ce21" table:formula="of:=[.D23]/[.C23]-1" office:value-type="percentage" office:value="0.380562093700964" calcext:value-type="percentage">
            <text:p>38,06%</text:p>
          </table:table-cell>
          <table:table-cell table:style-name="ce25" table:formula="of:=([.D23]-[.C23])/[.B23]" office:value-type="float" office:value="7.00077319587629" calcext:value-type="float">
            <text:p>7,00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w2_10k</text:p>
          </table:table-cell>
          <table:table-cell table:style-name="ce12" office:value-type="float" office:value="38616" calcext:value-type="float">
            <text:p>38616 </text:p>
          </table:table-cell>
          <table:table-cell table:style-name="ce12" office:value-type="float" office:value="735252" calcext:value-type="float">
            <text:p>735252 </text:p>
          </table:table-cell>
          <table:table-cell table:style-name="ce12" office:value-type="float" office:value="1008630" calcext:value-type="float">
            <text:p>1008630 </text:p>
          </table:table-cell>
          <table:table-cell table:style-name="ce21" table:formula="of:=[.D24]/[.C24]-1" office:value-type="percentage" office:value="0.371815377584828" calcext:value-type="percentage">
            <text:p>37,18%</text:p>
          </table:table-cell>
          <table:table-cell table:style-name="ce25" table:formula="of:=([.D24]-[.C24])/[.B24]" office:value-type="float" office:value="7.07939714108142" calcext:value-type="float">
            <text:p>7,08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w2_100k</text:p>
          </table:table-cell>
          <table:table-cell table:style-name="ce12" office:value-type="float" office:value="384308" calcext:value-type="float">
            <text:p>384308 </text:p>
          </table:table-cell>
          <table:table-cell table:style-name="ce12" office:value-type="float" office:value="7287230" calcext:value-type="float">
            <text:p>7287230 </text:p>
          </table:table-cell>
          <table:table-cell table:style-name="ce12" office:value-type="float" office:value="10017125" calcext:value-type="float">
            <text:p>10017125 </text:p>
          </table:table-cell>
          <table:table-cell table:style-name="ce21" table:formula="of:=[.D25]/[.C25]-1" office:value-type="percentage" office:value="0.374613536281962" calcext:value-type="percentage">
            <text:p>37,46%</text:p>
          </table:table-cell>
          <table:table-cell table:style-name="ce25" table:formula="of:=([.D25]-[.C25])/[.B25]" office:value-type="float" office:value="7.10340404050918" calcext:value-type="float">
            <text:p>7,10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3_1k</text:p>
          </table:table-cell>
          <table:table-cell table:style-name="ce12" office:value-type="float" office:value="3192" calcext:value-type="float">
            <text:p>3192 </text:p>
          </table:table-cell>
          <table:table-cell table:style-name="ce12" office:value-type="float" office:value="66921" calcext:value-type="float">
            <text:p>66921 </text:p>
          </table:table-cell>
          <table:table-cell table:style-name="ce12" office:value-type="float" office:value="77907" calcext:value-type="float">
            <text:p>77907 </text:p>
          </table:table-cell>
          <table:table-cell table:style-name="ce21" table:formula="of:=[.D26]/[.C26]-1" office:value-type="percentage" office:value="0.164163715425651" calcext:value-type="percentage">
            <text:p>16,42%</text:p>
          </table:table-cell>
          <table:table-cell table:style-name="ce25" table:formula="of:=([.D26]-[.C26])/[.B26]" office:value-type="float" office:value="3.44172932330827" calcext:value-type="float">
            <text:p>3,44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3_10k</text:p>
          </table:table-cell>
          <table:table-cell table:style-name="ce12" office:value-type="float" office:value="36144" calcext:value-type="float">
            <text:p>36144 </text:p>
          </table:table-cell>
          <table:table-cell table:style-name="ce12" office:value-type="float" office:value="786534" calcext:value-type="float">
            <text:p>786534 </text:p>
          </table:table-cell>
          <table:table-cell table:style-name="ce12" office:value-type="float" office:value="898529" calcext:value-type="float">
            <text:p>898529 </text:p>
          </table:table-cell>
          <table:table-cell table:style-name="ce21" table:formula="of:=[.D27]/[.C27]-1" office:value-type="percentage" office:value="0.142390538743398" calcext:value-type="percentage">
            <text:p>14,24%</text:p>
          </table:table-cell>
          <table:table-cell table:style-name="ce25" table:formula="of:=([.D27]-[.C27])/[.B27]" office:value-type="float" office:value="3.0985779105799" calcext:value-type="float">
            <text:p>3,10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3_100k</text:p>
          </table:table-cell>
          <table:table-cell table:style-name="ce12" office:value-type="float" office:value="335004" calcext:value-type="float">
            <text:p>335004 </text:p>
          </table:table-cell>
          <table:table-cell table:style-name="ce12" office:value-type="float" office:value="7595968" calcext:value-type="float">
            <text:p>7595968 </text:p>
          </table:table-cell>
          <table:table-cell table:style-name="ce12" office:value-type="float" office:value="8493956" calcext:value-type="float">
            <text:p>8493956 </text:p>
          </table:table-cell>
          <table:table-cell table:style-name="ce21" table:formula="of:=[.D28]/[.C28]-1" office:value-type="percentage" office:value="0.11821903409809" calcext:value-type="percentage">
            <text:p>11,82%</text:p>
          </table:table-cell>
          <table:table-cell table:style-name="ce25" table:formula="of:=([.D28]-[.C28])/[.B28]" office:value-type="float" office:value="2.68052918771119" calcext:value-type="float">
            <text:p>2,68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4_1k</text:p>
          </table:table-cell>
          <table:table-cell table:style-name="ce12" office:value-type="float" office:value="3384" calcext:value-type="float">
            <text:p>3384 </text:p>
          </table:table-cell>
          <table:table-cell table:style-name="ce12" office:value-type="float" office:value="74861" calcext:value-type="float">
            <text:p>74861 </text:p>
          </table:table-cell>
          <table:table-cell table:style-name="ce12" office:value-type="float" office:value="88130" calcext:value-type="float">
            <text:p>88130 </text:p>
          </table:table-cell>
          <table:table-cell table:style-name="ce21" table:formula="of:=[.D29]/[.C29]-1" office:value-type="percentage" office:value="0.177248500554361" calcext:value-type="percentage">
            <text:p>17,72%</text:p>
          </table:table-cell>
          <table:table-cell table:style-name="ce25" table:formula="of:=([.D29]-[.C29])/[.B29]" office:value-type="float" office:value="3.92109929078014" calcext:value-type="float">
            <text:p>3,92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4_10k</text:p>
          </table:table-cell>
          <table:table-cell table:style-name="ce12" office:value-type="float" office:value="35096" calcext:value-type="float">
            <text:p>35096 </text:p>
          </table:table-cell>
          <table:table-cell table:style-name="ce12" office:value-type="float" office:value="787793" calcext:value-type="float">
            <text:p>787793 </text:p>
          </table:table-cell>
          <table:table-cell table:style-name="ce12" office:value-type="float" office:value="917572" calcext:value-type="float">
            <text:p>917572 </text:p>
          </table:table-cell>
          <table:table-cell table:style-name="ce21" table:formula="of:=[.D30]/[.C30]-1" office:value-type="percentage" office:value="0.164737437372508" calcext:value-type="percentage">
            <text:p>16,47%</text:p>
          </table:table-cell>
          <table:table-cell table:style-name="ce25" table:formula="of:=([.D30]-[.C30])/[.B30]" office:value-type="float" office:value="3.69782881240027" calcext:value-type="float">
            <text:p>3,70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4_100k</text:p>
          </table:table-cell>
          <table:table-cell table:style-name="ce12" office:value-type="float" office:value="335864" calcext:value-type="float">
            <text:p>335864 </text:p>
          </table:table-cell>
          <table:table-cell table:style-name="ce12" office:value-type="float" office:value="7697019" calcext:value-type="float">
            <text:p>7697019 </text:p>
          </table:table-cell>
          <table:table-cell table:style-name="ce12" office:value-type="float" office:value="8861503" calcext:value-type="float">
            <text:p>8861503 </text:p>
          </table:table-cell>
          <table:table-cell table:style-name="ce21" table:formula="of:=[.D31]/[.C31]-1" office:value-type="percentage" office:value="0.151290259254914" calcext:value-type="percentage">
            <text:p>15,13%</text:p>
          </table:table-cell>
          <table:table-cell table:style-name="ce25" table:formula="of:=([.D31]-[.C31])/[.B31]" office:value-type="float" office:value="3.46712955243789" calcext:value-type="float">
            <text:p>3,47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5_1k</text:p>
          </table:table-cell>
          <table:table-cell table:style-name="ce12" office:value-type="float" office:value="3452" calcext:value-type="float">
            <text:p>3452 </text:p>
          </table:table-cell>
          <table:table-cell table:style-name="ce12" office:value-type="float" office:value="70431" calcext:value-type="float">
            <text:p>70431 </text:p>
          </table:table-cell>
          <table:table-cell table:style-name="ce12" office:value-type="float" office:value="84965" calcext:value-type="float">
            <text:p>84965 </text:p>
          </table:table-cell>
          <table:table-cell table:style-name="ce21" table:formula="of:=[.D32]/[.C32]-1" office:value-type="percentage" office:value="0.206357995768909" calcext:value-type="percentage">
            <text:p>20,64%</text:p>
          </table:table-cell>
          <table:table-cell table:style-name="ce25" table:formula="of:=([.D32]-[.C32])/[.B32]" office:value-type="float" office:value="4.21031286210892" calcext:value-type="float">
            <text:p>4,21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5_10k</text:p>
          </table:table-cell>
          <table:table-cell table:style-name="ce12" office:value-type="float" office:value="35328" calcext:value-type="float">
            <text:p>35328 </text:p>
          </table:table-cell>
          <table:table-cell table:style-name="ce12" office:value-type="float" office:value="748257" calcext:value-type="float">
            <text:p>748257 </text:p>
          </table:table-cell>
          <table:table-cell table:style-name="ce12" office:value-type="float" office:value="884688" calcext:value-type="float">
            <text:p>884688 </text:p>
          </table:table-cell>
          <table:table-cell table:style-name="ce21" table:formula="of:=[.D33]/[.C33]-1" office:value-type="percentage" office:value="0.182331738961346" calcext:value-type="percentage">
            <text:p>18,23%</text:p>
          </table:table-cell>
          <table:table-cell table:style-name="ce25" table:formula="of:=([.D33]-[.C33])/[.B33]" office:value-type="float" office:value="3.86183763586957" calcext:value-type="float">
            <text:p>3,86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5_100k</text:p>
          </table:table-cell>
          <table:table-cell table:style-name="ce12" office:value-type="float" office:value="335184" calcext:value-type="float">
            <text:p>335184 </text:p>
          </table:table-cell>
          <table:table-cell table:style-name="ce12" office:value-type="float" office:value="7247511" calcext:value-type="float">
            <text:p>7247511 </text:p>
          </table:table-cell>
          <table:table-cell table:style-name="ce12" office:value-type="float" office:value="8440090" calcext:value-type="float">
            <text:p>8440090 </text:p>
          </table:table-cell>
          <table:table-cell table:style-name="ce21" table:formula="of:=[.D34]/[.C34]-1" office:value-type="percentage" office:value="0.164550146940101" calcext:value-type="percentage">
            <text:p>16,46%</text:p>
          </table:table-cell>
          <table:table-cell table:style-name="ce25" table:formula="of:=([.D34]-[.C34])/[.B34]" office:value-type="float" office:value="3.55798307795121" calcext:value-type="float">
            <text:p>3,56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ipc1_1k</text:p>
          </table:table-cell>
          <table:table-cell table:style-name="ce12" office:value-type="float" office:value="3892" calcext:value-type="float">
            <text:p>3892 </text:p>
          </table:table-cell>
          <table:table-cell table:style-name="ce12" office:value-type="float" office:value="102133" calcext:value-type="float">
            <text:p>102133 </text:p>
          </table:table-cell>
          <table:table-cell table:style-name="ce12" office:value-type="float" office:value="116773" calcext:value-type="float">
            <text:p>116773 </text:p>
          </table:table-cell>
          <table:table-cell table:style-name="ce21" table:formula="of:=[.D35]/[.C35]-1" office:value-type="percentage" office:value="0.143342504381542" calcext:value-type="percentage">
            <text:p>14,33%</text:p>
          </table:table-cell>
          <table:table-cell table:style-name="ce25" table:formula="of:=([.D35]-[.C35])/[.B35]" office:value-type="float" office:value="3.76156217882837" calcext:value-type="float">
            <text:p>3,76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ipc1_10k</text:p>
          </table:table-cell>
          <table:table-cell table:style-name="ce12" office:value-type="float" office:value="38068" calcext:value-type="float">
            <text:p>38068 </text:p>
          </table:table-cell>
          <table:table-cell table:style-name="ce12" office:value-type="float" office:value="992554" calcext:value-type="float">
            <text:p>992554 </text:p>
          </table:table-cell>
          <table:table-cell table:style-name="ce12" office:value-type="float" office:value="1128445" calcext:value-type="float">
            <text:p>1128445 </text:p>
          </table:table-cell>
          <table:table-cell table:style-name="ce21" table:formula="of:=[.D36]/[.C36]-1" office:value-type="percentage" office:value="0.136910435099753" calcext:value-type="percentage">
            <text:p>13,69%</text:p>
          </table:table-cell>
          <table:table-cell table:style-name="ce25" table:formula="of:=([.D36]-[.C36])/[.B36]" office:value-type="float" office:value="3.56969107912157" calcext:value-type="float">
            <text:p>3,57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ipc1_100k</text:p>
          </table:table-cell>
          <table:table-cell table:style-name="ce12" office:value-type="float" office:value="397296" calcext:value-type="float">
            <text:p>397296 </text:p>
          </table:table-cell>
          <table:table-cell table:style-name="ce12" office:value-type="float" office:value="10401774" calcext:value-type="float">
            <text:p>10401774 </text:p>
          </table:table-cell>
          <table:table-cell table:style-name="ce12" office:value-type="float" office:value="11792772" calcext:value-type="float">
            <text:p>11792772 </text:p>
          </table:table-cell>
          <table:table-cell table:style-name="ce21" table:formula="of:=[.D37]/[.C37]-1" office:value-type="percentage" office:value="0.133726996952635" calcext:value-type="percentage">
            <text:p>13,37%</text:p>
          </table:table-cell>
          <table:table-cell table:style-name="ce25" table:formula="of:=([.D37]-[.C37])/[.B37]" office:value-type="float" office:value="3.50116286093995" calcext:value-type="float">
            <text:p>3,50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ipc2_1k</text:p>
          </table:table-cell>
          <table:table-cell table:style-name="ce12" office:value-type="float" office:value="2780" calcext:value-type="float">
            <text:p>2780 </text:p>
          </table:table-cell>
          <table:table-cell table:style-name="ce12" office:value-type="float" office:value="72326" calcext:value-type="float">
            <text:p>72326 </text:p>
          </table:table-cell>
          <table:table-cell table:style-name="ce12" office:value-type="float" office:value="78821" calcext:value-type="float">
            <text:p>78821 </text:p>
          </table:table-cell>
          <table:table-cell table:style-name="ce21" table:formula="of:=[.D38]/[.C38]-1" office:value-type="percentage" office:value="0.0898017310510744" calcext:value-type="percentage">
            <text:p>8,98%</text:p>
          </table:table-cell>
          <table:table-cell table:style-name="ce25" table:formula="of:=([.D38]-[.C38])/[.B38]" office:value-type="float" office:value="2.3363309352518" calcext:value-type="float">
            <text:p>2,34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ipc2_10k</text:p>
          </table:table-cell>
          <table:table-cell table:style-name="ce12" office:value-type="float" office:value="39996" calcext:value-type="float">
            <text:p>39996 </text:p>
          </table:table-cell>
          <table:table-cell table:style-name="ce12" office:value-type="float" office:value="1044050" calcext:value-type="float">
            <text:p>1044050 </text:p>
          </table:table-cell>
          <table:table-cell table:style-name="ce12" office:value-type="float" office:value="1096735" calcext:value-type="float">
            <text:p>1096735 </text:p>
          </table:table-cell>
          <table:table-cell table:style-name="ce21" table:formula="of:=[.D39]/[.C39]-1" office:value-type="percentage" office:value="0.0504621426176908" calcext:value-type="percentage">
            <text:p>5,05%</text:p>
          </table:table-cell>
          <table:table-cell table:style-name="ce25" table:formula="of:=([.D39]-[.C39])/[.B39]" office:value-type="float" office:value="1.31725672567257" calcext:value-type="float">
            <text:p>1,32 </text:p>
          </table:table-cell>
          <table:table-cell table:number-columns-repeated="1018"/>
        </table:table-row>
        <table:table-row table:style-name="ro7">
          <table:table-cell table:style-name="ce5" office:value-type="string" calcext:value-type="string">
            <text:p>ipc2_100k</text:p>
          </table:table-cell>
          <table:table-cell table:style-name="ce13" office:value-type="float" office:value="399996" calcext:value-type="float">
            <text:p>399996 </text:p>
          </table:table-cell>
          <table:table-cell table:style-name="ce13" office:value-type="float" office:value="10518669" calcext:value-type="float">
            <text:p>10518669 </text:p>
          </table:table-cell>
          <table:table-cell table:style-name="ce13" office:value-type="float" office:value="11012623" calcext:value-type="float">
            <text:p>11012623 </text:p>
          </table:table-cell>
          <table:table-cell table:style-name="ce22" table:formula="of:=[.D40]/[.C40]-1" office:value-type="percentage" office:value="0.046959743670991" calcext:value-type="percentage">
            <text:p>4,70%</text:p>
          </table:table-cell>
          <table:table-cell table:style-name="ce26" table:formula="of:=([.D40]-[.C40])/[.B40]" office:value-type="float" office:value="1.23489734897349" calcext:value-type="float">
            <text:p>1,23 </text:p>
          </table:table-cell>
          <table:table-cell table:number-columns-repeated="1018"/>
        </table:table-row>
        <table:table-row table:style-name="ro7">
          <table:table-cell table:style-name="ce6" office:value-type="string" calcext:value-type="string">
            <text:p>Total</text:p>
          </table:table-cell>
          <table:table-cell table:style-name="ce14" table:formula="of:=SUM([.B5:.B40])" office:value-type="float" office:value="4470572" calcext:value-type="float">
            <text:p>4470572 </text:p>
          </table:table-cell>
          <table:table-cell table:style-name="ce18" table:formula="of:=SUM([.C5:.C40])" office:value-type="float" office:value="110477209" calcext:value-type="float">
            <text:p>110477209 </text:p>
          </table:table-cell>
          <table:table-cell table:style-name="ce18" table:formula="of:=SUM([.D5:.D40])" office:value-type="float" office:value="124651103" calcext:value-type="float">
            <text:p>124651103 </text:p>
          </table:table-cell>
          <table:table-cell table:style-name="ce23" table:formula="of:=[.D41]/[.C41]-1" office:value-type="percentage" office:value="0.128296995627397" calcext:value-type="percentage">
            <text:p>12,83%</text:p>
          </table:table-cell>
          <table:table-cell table:style-name="ce27" table:formula="of:=([.D41]-[.C41])/[.B41]" office:value-type="float" office:value="3.17048780335044" calcext:value-type="float">
            <text:p>3,17 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m x bytes" table:style-name="ta3">
        <table:table-column table:style-name="co11" table:default-cell-style-name="ce29"/>
        <table:table-column table:style-name="co12" table:default-cell-style-name="ce29"/>
        <table:table-column table:style-name="co7" table:default-cell-style-name="ce29"/>
        <table:table-column table:style-name="co13" table:default-cell-style-name="ce29"/>
        <table:table-column table:style-name="co7" table:number-columns-repeated="1020" table:default-cell-style-name="ce29"/>
        <table:table-row table:style-name="ro8">
          <table:table-cell table:style-name="ce30" office:value-type="string" office:string-value="Classbench" calcext:value-type="string">
            <text:p>Classbench </text:p>
          </table:table-cell>
          <table:table-cell table:style-name="ce30" office:value-type="string" office:string-value="algoritmo" calcext:value-type="string">
            <text:p>algoritmo </text:p>
          </table:table-cell>
          <table:table-cell office:value-type="string" calcext:value-type="string">
            <text:p>tamanho</text:p>
          </table:table-cell>
          <table:table-cell office:value-type="string" calcext:value-type="string">
            <text:p>bytes por regra</text:p>
          </table:table-cell>
          <table:table-cell office:value-type="string" calcext:value-type="string">
            <text:p>oct1</text:p>
          </table:table-cell>
          <table:table-cell office:value-type="string" calcext:value-type="string">
            <text:p>oct2</text:p>
          </table:table-cell>
          <table:table-cell office:value-type="string" calcext:value-type="string">
            <text:p>oct3</text:p>
          </table:table-cell>
          <table:table-cell office:value-type="string" calcext:value-type="string">
            <text:p>oct4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ipc2_1k</text:p>
          </table:table-cell>
          <table:table-cell office:value-type="string" calcext:value-type="string">
            <text:p>neurocuts</text:p>
          </table:table-cell>
          <table:table-cell office:value-type="float" office:value="11" calcext:value-type="float">
            <text:p>11</text:p>
          </table:table-cell>
          <table:table-cell office:value-type="float" office:value="217" calcext:value-type="float">
            <text:p>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ipc2_1k</text:p>
          </table:table-cell>
          <table:table-cell office:value-type="string" calcext:value-type="string">
            <text:p>neurocuts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ipc2_1k</text:p>
          </table:table-cell>
          <table:table-cell office:value-type="string" calcext:value-type="string">
            <text:p>neurocutsEB</text:p>
          </table:table-cell>
          <table:table-cell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ipc2_1k</text:p>
          </table:table-cell>
          <table:table-cell office:value-type="string" calcext:value-type="string">
            <text:p>neurocutsEB</text:p>
          </table:table-cell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fw2_1k</text:p>
          </table:table-cell>
          <table:table-cell office:value-type="string" calcext:value-type="string">
            <text:p>neurocutsEB</text:p>
          </table:table-cell>
          <table:table-cell office:value-type="float" office:value="12" calcext:value-type="float">
            <text:p>12</text:p>
          </table:table-cell>
          <table:table-cell office:value-type="float" office:value="212" calcext:value-type="float">
            <text:p>212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fw2_1k</text:p>
          </table:table-cell>
          <table:table-cell office:value-type="string" calcext:value-type="string">
            <text:p>neurocutsEB</text:p>
          </table:table-cell>
          <table:table-cell office:value-type="float" office:value="13" calcext:value-type="float">
            <text:p>13</text:p>
          </table:table-cell>
          <table:table-cell office:value-type="float" office:value="241" calcext:value-type="float">
            <text:p>241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fw2_1k</text:p>
          </table:table-cell>
          <table:table-cell office:value-type="string" calcext:value-type="string">
            <text:p>neurocuts</text:p>
          </table:table-cell>
          <table:table-cell table:number-columns-repeated="2" office:value-type="string" calcext:value-type="string">
            <text:p>no servid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1016"/>
        </table:table-row>
        <table:table-row table:style-name="ro8">
          <table:table-cell office:value-type="string" calcext:value-type="string">
            <text:p>fw2_1k</text:p>
          </table:table-cell>
          <table:table-cell office:value-type="string" calcext:value-type="string">
            <text:p>neurocuts</text:p>
          </table:table-cell>
          <table:table-cell table:number-columns-repeated="2" office:value-type="string" calcext:value-type="string">
            <text:p>no servid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1016"/>
        </table:table-row>
        <table:table-row table:style-name="ro8" table:number-rows-repeated="104856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Octetos para IPv4" table:style-name="ta4">
        <table:table-column table:style-name="co14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 -</number:text>
      <number:number number:decimal-places="0" loext:min-decimal-places="0" number:min-integer-digits="2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-</number:text>
      <number:number number:decimal-places="2" loext:min-decimal-places="2" number:min-integer-digits="1" number:grouping="true"/>
      <number:text> </number:text>
    </number:number-style>
    <number:number-style style:name="N109">
      <number:text> -</number:text>
      <number:number number:decimal-places="0" loext:min-decimal-places="0" number:min-integer-digits="2"/>
      <number:text> </number:text>
    </number:number-style>
    <number:number-style style:name="N111">
      <number:number number:decimal-places="0" loext:min-decimal-places="0" number:min-integer-digits="1"/>
      <number:text> </number:text>
    </number:number-style>
    <number:number-style style:name="N112">
      <number:text>-</number:text>
      <number:number number:decimal-places="0" loext:min-decimal-places="0" number:min-integer-digits="1"/>
      <number:text> </number:text>
    </number:number-style>
    <number:number-style style:name="N113P0" style:volatile="true">
      <number:number number:decimal-places="0" loext:min-decimal-places="0" number:min-integer-digits="1"/>
      <number:text> </number:text>
    </number:number-style>
    <number:number-style style:name="N113P1" style:volatile="true">
      <number:text>-</number:text>
      <number:number number:decimal-places="0" loext:min-decimal-places="0" number:min-integer-digits="1"/>
      <number:text> </number:text>
    </number:number-style>
    <number:number-style style:name="N113P2" style:volatile="true">
      <number:text> -</number:text>
      <number:number number:decimal-places="0" loext:min-decimal-places="0" number:min-integer-digits="2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Porcentagem" style:family="table-cell" style:parent-style-name="Default" style:data-style-name="N10"/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Vírgula" style:family="table-cell" style:parent-style-name="Default" style:data-style-name="N110"/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8.01mm" fo:margin-bottom="8.01mm" fo:margin-left="13mm" fo:margin-right="13mm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20-06-26T19:00:29Z</meta:creation-date>
    <dc:date>2020-07-04T12:18:57.641989193</dc:date>
    <meta:editing-cycles>5</meta:editing-cycles>
    <meta:editing-duration>PT15M25S</meta:editing-duration>
    <meta:document-statistic meta:table-count="4" meta:cell-count="54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13P0" style:volatile="true">
      <number:number number:decimal-places="0" loext:min-decimal-places="0" number:min-integer-digits="1"/>
      <number:text> </number:text>
    </number:number-style>
    <number:number-style style:name="N113P1" style:volatile="true">
      <number:text>-</number:text>
      <number:number number:decimal-places="0" loext:min-decimal-places="0" number:min-integer-digits="1"/>
      <number:text> </number:text>
    </number:number-style>
    <number:number-style style:name="N113P2" style:volatile="true">
      <number:text> -</number:text>
      <number:number number:decimal-places="0" loext:min-decimal-places="0" number:min-integer-digits="2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5.9998397827148pt" fo:font-weight="bold" style:font-size-asian="15.9998397827148pt" style:font-weight-asian="bold" style:font-size-complex="15.999839782714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three-dimensional="true" chart:auto-position="true" chart:auto-size="true" chart:treat-empty-cells="leave-gap" chart:right-angled-axes="true"/>
      <style:graphic-properties draw:stroke="none" draw:fill="none"/>
    </style:style>
    <style:style style:name="ch5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13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13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start"/>
      <style:graphic-properties svg:stroke-width="0.035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113">
      <style:chart-properties chart:link-data-style-to-source="true"/>
      <style:graphic-properties draw:stroke="none" draw:fill="gradient" draw:fill-gradient-name="a1"/>
      <style:text-properties fo:font-size="10pt" style:font-size-asian="10pt" style:font-size-complex="10pt"/>
    </style:style>
    <style:style style:name="ch10" style:family="chart" style:data-style-name="N113">
      <style:chart-properties chart:link-data-style-to-source="true"/>
      <style:graphic-properties draw:stroke="none" draw:fill="gradient" draw:fill-gradient-name="a2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</office:automatic-styles>
  <office:body>
    <office:chart>
      <chart:chart svg:width="18.119cm" svg:height="7.599cm" xlink:href=".." xlink:type="simple" chart:class="chart:bar" chart:style-name="ch1">
        <chart:title svg:x="-0.277cm" svg:y="0.287cm" chart:style-name="ch2">
          <text:p>Comparativo da quantidade de bits EB X Normal por aquivo</text:p>
        </chart:title>
        <chart:legend chart:legend-position="bottom" svg:x="5.965cm" svg:y="6.843cm" style:legend-expansion="wide" chart:style-name="ch3"/>
        <chart:plot-area chart:style-name="ch4" table:cell-range-address="Planilha1.A2:Planilha1.A37 Planilha1.C1:Planilha1.D37" chart:data-source-has-labels="both" svg:x="0.362cm" svg:y="1.437cm" svg:width="17.395cm" svg:height="5.255cm" dr3d:transform="matrix (0.99564446382742 -0.029808720977666 -0.0883376579012803 0.0368334288445053 0.996194774593609 0.0789890472910303 0.085646950730103 -0.081898786474914 0.992953769621009 0cm 0cm 0cm)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ooo:coordinate-region svg:x="2.693cm" svg:y="1.437cm" svg:width="14.632cm" svg:height="3.56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Planilha1.A2:Planilha1.A3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Planilha1.C2:Planilha1.C37" chart:label-cell-address="Planilha1.C1:Planilha1.C1" chart:class="chart:bar">
            <chart:data-point chart:repeated="36"/>
          </chart:series>
          <chart:series chart:style-name="ch10" chart:values-cell-range-address="Planilha1.D2:Planilha1.D37" chart:label-cell-address="Planilha1.D1:Planilha1.D1" chart:class="chart:bar">
            <chart:data-point chart:repeated="36"/>
          </chart:series>
          <chart:wall chart:style-name="ch11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tde EB(bits) </text:p>
                <draw:g>
                  <svg:desc>Planilha1.C1:Planilha1.C1</svg:desc>
                </draw:g>
              </table:table-cell>
              <table:table-cell office:value-type="string">
                <text:p>Qtde Normal(bits) </text:p>
                <draw:g>
                  <svg:desc>Planilha1.D1:Planilh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110162">
                <text:p>110162</text:p>
                <draw:g>
                  <svg:desc>Planilha1.C2:Planilha1.C37</svg:desc>
                </draw:g>
              </table:table-cell>
              <table:table-cell office:value-type="float" office:value="117337">
                <text:p>117337</text:p>
                <draw:g>
                  <svg:desc>Planilha1.D2:Planilha1.D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1154671">
                <text:p>1154671</text:p>
              </table:table-cell>
              <table:table-cell office:value-type="float" office:value="1208708">
                <text:p>1208708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11776029">
                <text:p>11776029</text:p>
              </table:table-cell>
              <table:table-cell office:value-type="float" office:value="12341996">
                <text:p>12341996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92379">
                <text:p>92379</text:p>
              </table:table-cell>
              <table:table-cell office:value-type="float" office:value="111997">
                <text:p>111997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925947">
                <text:p>925947</text:p>
              </table:table-cell>
              <table:table-cell office:value-type="float" office:value="1120045">
                <text:p>1120045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7518932">
                <text:p>7518932</text:p>
              </table:table-cell>
              <table:table-cell office:value-type="float" office:value="9052628">
                <text:p>9052628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107634">
                <text:p>107634</text:p>
              </table:table-cell>
              <table:table-cell office:value-type="float" office:value="116483">
                <text:p>116483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1017018">
                <text:p>1017018</text:p>
              </table:table-cell>
              <table:table-cell office:value-type="float" office:value="1114259">
                <text:p>1114259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10742042">
                <text:p>10742042</text:p>
              </table:table-cell>
              <table:table-cell office:value-type="float" office:value="11725325">
                <text:p>11725325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102460">
                <text:p>102460</text:p>
              </table:table-cell>
              <table:table-cell office:value-type="float" office:value="113940">
                <text:p>113940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1029452">
                <text:p>1029452</text:p>
              </table:table-cell>
              <table:table-cell office:value-type="float" office:value="1136335">
                <text:p>1136335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10776680">
                <text:p>10776680</text:p>
              </table:table-cell>
              <table:table-cell office:value-type="float" office:value="11810560">
                <text:p>11810560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103770">
                <text:p>103770</text:p>
              </table:table-cell>
              <table:table-cell office:value-type="float" office:value="106900">
                <text:p>106900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878034">
                <text:p>878034</text:p>
              </table:table-cell>
              <table:table-cell office:value-type="float" office:value="909920">
                <text:p>909920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11862394">
                <text:p>11862394</text:p>
              </table:table-cell>
              <table:table-cell office:value-type="float" office:value="12175364">
                <text:p>12175364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75279">
                <text:p>75279</text:p>
              </table:table-cell>
              <table:table-cell office:value-type="float" office:value="86877">
                <text:p>86877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843120">
                <text:p>843120</text:p>
              </table:table-cell>
              <table:table-cell office:value-type="float" office:value="952787">
                <text:p>952787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8101409">
                <text:p>8101409</text:p>
              </table:table-cell>
              <table:table-cell office:value-type="float" office:value="9019880">
                <text:p>9019880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71376">
                <text:p>71376</text:p>
              </table:table-cell>
              <table:table-cell office:value-type="float" office:value="98539">
                <text:p>98539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735252">
                <text:p>735252</text:p>
              </table:table-cell>
              <table:table-cell office:value-type="float" office:value="1008630">
                <text:p>1008630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7287230">
                <text:p>7287230</text:p>
              </table:table-cell>
              <table:table-cell office:value-type="float" office:value="10017125">
                <text:p>10017125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66921">
                <text:p>66921</text:p>
              </table:table-cell>
              <table:table-cell office:value-type="float" office:value="77907">
                <text:p>77907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786534">
                <text:p>786534</text:p>
              </table:table-cell>
              <table:table-cell office:value-type="float" office:value="898529">
                <text:p>898529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7595968">
                <text:p>7595968</text:p>
              </table:table-cell>
              <table:table-cell office:value-type="float" office:value="8493956">
                <text:p>8493956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74861">
                <text:p>74861</text:p>
              </table:table-cell>
              <table:table-cell office:value-type="float" office:value="88130">
                <text:p>88130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787793">
                <text:p>787793</text:p>
              </table:table-cell>
              <table:table-cell office:value-type="float" office:value="917572">
                <text:p>917572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7697019">
                <text:p>7697019</text:p>
              </table:table-cell>
              <table:table-cell office:value-type="float" office:value="8861503">
                <text:p>8861503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70431">
                <text:p>70431</text:p>
              </table:table-cell>
              <table:table-cell office:value-type="float" office:value="84965">
                <text:p>84965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748257">
                <text:p>748257</text:p>
              </table:table-cell>
              <table:table-cell office:value-type="float" office:value="884688">
                <text:p>884688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7247511">
                <text:p>7247511</text:p>
              </table:table-cell>
              <table:table-cell office:value-type="float" office:value="8440090">
                <text:p>8440090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102133">
                <text:p>102133</text:p>
              </table:table-cell>
              <table:table-cell office:value-type="float" office:value="116773">
                <text:p>116773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992554">
                <text:p>992554</text:p>
              </table:table-cell>
              <table:table-cell office:value-type="float" office:value="1128445">
                <text:p>1128445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10401774">
                <text:p>10401774</text:p>
              </table:table-cell>
              <table:table-cell office:value-type="float" office:value="11792772">
                <text:p>11792772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72326">
                <text:p>72326</text:p>
              </table:table-cell>
              <table:table-cell office:value-type="float" office:value="78821">
                <text:p>78821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1044050">
                <text:p>1044050</text:p>
              </table:table-cell>
              <table:table-cell office:value-type="float" office:value="1096735">
                <text:p>1096735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10518669">
                <text:p>10518669</text:p>
              </table:table-cell>
              <table:table-cell office:value-type="float" office:value="11012623">
                <text:p>110126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1" draw:style="linear" draw:start-color="#6083cb" draw:end-color="#3e70ca" draw:start-intensity="100%" draw:end-intensity="100%" draw:angle="0" draw:border="0%"/>
    <draw:gradient draw:name="a2" draw:style="linear" draw:start-color="#f18c55" draw:end-color="#f67b28" draw:start-intensity="100%" draw:end-intensity="10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992cm" svg:height="9.768cm" xlink:href=".." xlink:type="simple" chart:class="chart:bar" chart:style-name="ch1">
        <chart:title svg:x="1.498cm" svg:y="0.33cm" chart:style-name="ch2">
          <text:p>Percentual de melhora na utilização do espaço por arquivo</text:p>
        </chart:title>
        <chart:plot-area chart:style-name="ch3" table:cell-range-address="Planilha1.A2:Planilha1.A37 Planilha1.E1:Planilha1.E37" chart:data-source-has-labels="both" svg:x="0.359cm" svg:y="1.404cm" svg:width="17.274cm" svg:height="8.169cm">
          <chartooo:coordinate-region svg:x="1.704cm" svg:y="1.404cm" svg:width="15.929cm" svg:height="6.292cm"/>
          <chart:axis chart:dimension="x" chart:name="primary-x" chart:style-name="ch4" chartooo:axis-type="text">
            <chart:categories table:cell-range-address="Planilha1.A2:Planilha1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E2:Planilha1.E37" chart:label-cell-address="Planilha1.E1:Planilha1.E1" chart:class="chart:b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ual</text:p>
                <draw:g>
                  <svg:desc>Planilha1.E1:Planilh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0.0651313520088597">
                <text:p>0.0651313520088597</text:p>
                <draw:g>
                  <svg:desc>Planilha1.E2:Planilha1.E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0.0467986118989738">
                <text:p>0.0467986118989738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0.0480609380292796">
                <text:p>0.0480609380292796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0.212364281925546">
                <text:p>0.212364281925546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0.209621069024469">
                <text:p>0.209621069024469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0.203977905372731">
                <text:p>0.203977905372731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0.0822137986138209">
                <text:p>0.0822137986138209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0.0956138436094543">
                <text:p>0.0956138436094543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0.0915359481930902">
                <text:p>0.0915359481930902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0.112043724380246">
                <text:p>0.112043724380246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0.103825141920167">
                <text:p>0.103825141920167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0.0959367820144981">
                <text:p>0.0959367820144981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0.0301628601715331">
                <text:p>0.0301628601715331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0.0363152224173551">
                <text:p>0.0363152224173551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0.0263833759020313">
                <text:p>0.0263833759020313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0.154066871238991">
                <text:p>0.154066871238991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0.130072824746181">
                <text:p>0.130072824746181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0.113371760393779">
                <text:p>0.113371760393779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0.380562093700964">
                <text:p>0.380562093700964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0.371815377584828">
                <text:p>0.371815377584828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0.374613536281962">
                <text:p>0.374613536281962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0.164163715425651">
                <text:p>0.164163715425651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0.142390538743398">
                <text:p>0.142390538743398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0.11821903409809">
                <text:p>0.11821903409809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0.177248500554361">
                <text:p>0.177248500554361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0.164737437372508">
                <text:p>0.164737437372508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0.151290259254914">
                <text:p>0.151290259254914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0.206357995768909">
                <text:p>0.206357995768909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0.182331738961346">
                <text:p>0.182331738961346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0.164550146940101">
                <text:p>0.164550146940101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0.143342504381542">
                <text:p>0.143342504381542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0.136910435099753">
                <text:p>0.136910435099753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0.133726996952635">
                <text:p>0.133726996952635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0.0898017310510744">
                <text:p>0.0898017310510744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0.0504621426176908">
                <text:p>0.0504621426176908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0.046959743670991">
                <text:p>0.046959743670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 -</number:text>
      <number:number number:decimal-places="0" loext:min-decimal-places="0" number:min-integer-digits="2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0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0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896cm" svg:height="8.281cm" xlink:href=".." xlink:type="simple" chart:class="chart:bar" chart:style-name="ch1">
        <chart:title svg:x="2.39cm" svg:y="0.3cm" chart:style-name="ch2">
          <text:p>Média de bits economizado por endereço e arquivo</text:p>
        </chart:title>
        <chart:plot-area chart:style-name="ch3" table:cell-range-address="Planilha1.A2:Planilha1.A37 Planilha1.F1:Planilha1.F37" chart:data-source-has-labels="both" svg:x="0.357cm" svg:y="1.344cm" svg:width="17.182cm" svg:height="6.772cm">
          <chartooo:coordinate-region svg:x="1.305cm" svg:y="1.344cm" svg:width="16.234cm" svg:height="4.895cm"/>
          <chart:axis chart:dimension="x" chart:name="primary-x" chart:style-name="ch4" chartooo:axis-type="text">
            <chart:categories table:cell-range-address="Planilha1.A2:Planilha1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F2:Planilha1.F37" chart:label-cell-address="Planilha1.F1:Planilha1.F1" chart:class="chart:b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por Endereço</text:p>
                <draw:g>
                  <svg:desc>Planilha1.F1:Planilh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1.90621679064825">
                <text:p>1.90621679064825</text:p>
                <draw:g>
                  <svg:desc>Planilha1.F2:Planilha1.F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1.3823032845595">
                <text:p>1.3823032845595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1.42463350047323">
                <text:p>1.42463350047323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5.10885416666667">
                <text:p>5.10885416666667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5.12131926121372">
                <text:p>5.12131926121372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5.1055806335637">
                <text:p>5.1055806335637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2.23685540950455">
                <text:p>2.23685540950455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2.5812539817371">
                <text:p>2.5812539817371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2.47105699638118">
                <text:p>2.47105699638118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2.90192113245703">
                <text:p>2.90192113245703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2.78631386861314">
                <text:p>2.78631386861314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2.60946381157182">
                <text:p>2.60946381157182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0.839592274678112">
                <text:p>0.839592274678112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1.09243524736193">
                <text:p>1.09243524736193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0.796937226901883">
                <text:p>0.796937226901883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3.38726635514019">
                <text:p>3.38726635514019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2.92351780763489">
                <text:p>2.92351780763489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2.60692268392371">
                <text:p>2.60692268392371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7.00077319587629">
                <text:p>7.00077319587629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7.07939714108142">
                <text:p>7.07939714108142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7.10340404050918">
                <text:p>7.10340404050918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3.44172932330827">
                <text:p>3.44172932330827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3.0985779105799">
                <text:p>3.0985779105799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2.68052918771119">
                <text:p>2.68052918771119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3.92109929078014">
                <text:p>3.92109929078014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3.69782881240027">
                <text:p>3.69782881240027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3.46712955243789">
                <text:p>3.46712955243789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4.21031286210892">
                <text:p>4.21031286210892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3.86183763586957">
                <text:p>3.86183763586957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3.55798307795121">
                <text:p>3.55798307795121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3.76156217882837">
                <text:p>3.76156217882837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3.56969107912157">
                <text:p>3.56969107912157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3.50116286093995">
                <text:p>3.50116286093995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2.3363309352518">
                <text:p>2.3363309352518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1.31725672567257">
                <text:p>1.31725672567257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1.23489734897349">
                <text:p>1.234897348973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cm" svg:height="7.636cm" xlink:href=".." xlink:type="simple" chart:class="chart:bar" chart:style-name="ch1">
        <chart:title svg:x="-2.973cm" svg:y="0.287cm" chart:style-name="ch2">
          <text:p>Percentual de melhora médio na utilização do espaço por tipo de arquivo</text:p>
        </chart:title>
        <chart:plot-area chart:style-name="ch3" table:cell-range-address="Planilha1.A43:Planilha1.A45 Planilha1.E43:Planilha1.E45" chart:data-source-has-labels="column" svg:x="0.254cm" svg:y="1.318cm" svg:width="12.192cm" svg:height="6.166cm">
          <chartooo:coordinate-region svg:x="1.599cm" svg:y="1.504cm" svg:width="10.847cm" svg:height="5.36cm"/>
          <chart:axis chart:dimension="x" chart:name="primary-x" chart:style-name="ch4" chartooo:axis-type="text">
            <chart:categories table:cell-range-address="Planilha1.A43:Planilha1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E43:Planilha1.E4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acl</text:p>
                <draw:g>
                  <svg:desc>Planilha1.A43:Planilha1.A45</svg:desc>
                </draw:g>
              </table:table-cell>
              <table:table-cell office:value-type="float" office:value="0.0852989239900668">
                <text:p>0.0852989239900668</text:p>
                <draw:g>
                  <svg:desc>Planilha1.E43:Planilha1.E45</svg:desc>
                </draw:g>
              </table:table-cell>
            </table:table-row>
            <table:table-row>
              <table:table-cell office:value-type="string">
                <text:p>fw</text:p>
              </table:table-cell>
              <table:table-cell office:value-type="float" office:value="0.183512862523445">
                <text:p>0.183512862523445</text:p>
              </table:table-cell>
            </table:table-row>
            <table:table-row>
              <table:table-cell office:value-type="string">
                <text:p>ipc</text:p>
              </table:table-cell>
              <table:table-cell office:value-type="float" office:value="0.0905545449569951">
                <text:p>0.09055454495699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